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hu" fo:country="HU" officeooo:rsid="00163f9c" officeooo:paragraph-rsid="00163f9c"/>
    </style:style>
    <style:style style:name="P2" style:family="paragraph" style:parent-style-name="Standard">
      <style:text-properties fo:language="hu" fo:country="HU" officeooo:rsid="00163f9c" officeooo:paragraph-rsid="00167e9b"/>
    </style:style>
    <style:style style:name="P3" style:family="paragraph" style:parent-style-name="Standard">
      <style:text-properties fo:language="hu" fo:country="HU" officeooo:rsid="001774aa" officeooo:paragraph-rsid="001774aa"/>
    </style:style>
    <style:style style:name="P4" style:family="paragraph" style:parent-style-name="Standard">
      <style:text-properties fo:language="hu" fo:country="HU" officeooo:rsid="0017ae8d" officeooo:paragraph-rsid="0017ae8d"/>
    </style:style>
    <style:style style:name="P5" style:family="paragraph" style:parent-style-name="Standard">
      <style:text-properties fo:language="hu" fo:country="HU" officeooo:rsid="00167e9b" officeooo:paragraph-rsid="00167e9b"/>
    </style:style>
    <style:style style:name="P6" style:family="paragraph" style:parent-style-name="Standard">
      <style:text-properties fo:language="hu" fo:country="HU" officeooo:rsid="00182402" officeooo:paragraph-rsid="00182402"/>
    </style:style>
    <style:style style:name="P7" style:family="paragraph" style:parent-style-name="Standard">
      <style:text-properties fo:language="hu" fo:country="HU" officeooo:rsid="00182402" officeooo:paragraph-rsid="00191277"/>
    </style:style>
    <style:style style:name="P8" style:family="paragraph" style:parent-style-name="Standard">
      <style:text-properties fo:language="hu" fo:country="HU" officeooo:rsid="00191277" officeooo:paragraph-rsid="00191277"/>
    </style:style>
    <style:style style:name="P9" style:family="paragraph" style:parent-style-name="Standard">
      <style:text-properties fo:language="hu" fo:country="HU" officeooo:rsid="001a459e" officeooo:paragraph-rsid="001a459e"/>
    </style:style>
    <style:style style:name="P10" style:family="paragraph" style:parent-style-name="Standard">
      <style:text-properties fo:language="hu" fo:country="HU" officeooo:rsid="001dc400" officeooo:paragraph-rsid="001dc400"/>
    </style:style>
    <style:style style:name="P11" style:family="paragraph" style:parent-style-name="Standard">
      <style:text-properties fo:language="hu" fo:country="HU" officeooo:rsid="001f8476" officeooo:paragraph-rsid="001f8476"/>
    </style:style>
    <style:style style:name="P12" style:family="paragraph" style:parent-style-name="Standard">
      <style:text-properties fo:language="hu" fo:country="HU" officeooo:rsid="00205a50" officeooo:paragraph-rsid="00205a50"/>
    </style:style>
    <style:style style:name="P13" style:family="paragraph" style:parent-style-name="Standard">
      <style:text-properties fo:language="hu" fo:country="HU" officeooo:rsid="002227c3" officeooo:paragraph-rsid="002227c3"/>
    </style:style>
    <style:style style:name="P14" style:family="paragraph" style:parent-style-name="Standard">
      <style:text-properties fo:language="hu" fo:country="HU" officeooo:rsid="002227c3" officeooo:paragraph-rsid="002350c7"/>
    </style:style>
    <style:style style:name="P15" style:family="paragraph" style:parent-style-name="Standard">
      <style:text-properties fo:language="hu" fo:country="HU" officeooo:rsid="002350c7" officeooo:paragraph-rsid="002350c7"/>
    </style:style>
    <style:style style:name="P16" style:family="paragraph" style:parent-style-name="Standard">
      <style:text-properties fo:language="hu" fo:country="HU" officeooo:rsid="002401b9" officeooo:paragraph-rsid="002401b9"/>
    </style:style>
    <style:style style:name="P17" style:family="paragraph" style:parent-style-name="Standard">
      <style:text-properties fo:language="hu" fo:country="HU" officeooo:rsid="0024138a" officeooo:paragraph-rsid="0024138a"/>
    </style:style>
    <style:style style:name="P18" style:family="paragraph" style:parent-style-name="Standard">
      <style:text-properties fo:language="hu" fo:country="HU" officeooo:rsid="00259c36" officeooo:paragraph-rsid="0024138a"/>
    </style:style>
    <style:style style:name="P19" style:family="paragraph" style:parent-style-name="Standard">
      <style:text-properties fo:language="hu" fo:country="HU" officeooo:rsid="00259c36" officeooo:paragraph-rsid="00259c36"/>
    </style:style>
    <style:style style:name="P20" style:family="paragraph" style:parent-style-name="Standard">
      <style:text-properties fo:language="hu" fo:country="HU" officeooo:rsid="002617c9" officeooo:paragraph-rsid="002617c9"/>
    </style:style>
    <style:style style:name="P21" style:family="paragraph" style:parent-style-name="Standard">
      <style:text-properties fo:language="hu" fo:country="HU" officeooo:rsid="002694b8" officeooo:paragraph-rsid="002694b8"/>
    </style:style>
    <style:style style:name="P22" style:family="paragraph" style:parent-style-name="Standard">
      <style:text-properties fo:language="hu" fo:country="HU" officeooo:rsid="0028940e" officeooo:paragraph-rsid="0028940e"/>
    </style:style>
    <style:style style:name="P23" style:family="paragraph" style:parent-style-name="Standard">
      <style:text-properties fo:language="hu" fo:country="HU" officeooo:rsid="0028e360" officeooo:paragraph-rsid="0028e360"/>
    </style:style>
    <style:style style:name="P24" style:family="paragraph" style:parent-style-name="Standard">
      <style:text-properties fo:language="hu" fo:country="HU" officeooo:rsid="002bb682" officeooo:paragraph-rsid="002bb682"/>
    </style:style>
    <style:style style:name="P25" style:family="paragraph" style:parent-style-name="Standard">
      <style:text-properties fo:language="hu" fo:country="HU" officeooo:rsid="002cdbc2" officeooo:paragraph-rsid="002cdbc2"/>
    </style:style>
    <style:style style:name="P26" style:family="paragraph" style:parent-style-name="Standard">
      <style:text-properties fo:language="hu" fo:country="HU" officeooo:rsid="002d7274" officeooo:paragraph-rsid="002d7274"/>
    </style:style>
    <style:style style:name="P27" style:family="paragraph" style:parent-style-name="Standard">
      <style:text-properties fo:language="hu" fo:country="HU" officeooo:rsid="002fd2e4" officeooo:paragraph-rsid="002fd2e4"/>
    </style:style>
    <style:style style:name="P28" style:family="paragraph" style:parent-style-name="Standard">
      <style:text-properties fo:language="hu" fo:country="HU" officeooo:rsid="00317922" officeooo:paragraph-rsid="00317922"/>
    </style:style>
    <style:style style:name="P29" style:family="paragraph" style:parent-style-name="Standard">
      <style:text-properties fo:language="hu" fo:country="HU" officeooo:rsid="00322424" officeooo:paragraph-rsid="00322424"/>
    </style:style>
    <style:style style:name="P30" style:family="paragraph" style:parent-style-name="Standard">
      <style:text-properties fo:language="hu" fo:country="HU" officeooo:rsid="00322424" officeooo:paragraph-rsid="00344cae"/>
    </style:style>
    <style:style style:name="P31" style:family="paragraph" style:parent-style-name="Standard">
      <style:text-properties fo:language="hu" fo:country="HU" officeooo:rsid="00344cae" officeooo:paragraph-rsid="00344cae"/>
    </style:style>
    <style:style style:name="P32" style:family="paragraph" style:parent-style-name="Standard">
      <style:paragraph-properties fo:text-align="center" style:justify-single-word="false"/>
      <style:text-properties fo:language="hu" fo:country="HU" officeooo:rsid="00344cae" officeooo:paragraph-rsid="00344cae"/>
    </style:style>
    <style:style style:name="P33" style:family="paragraph" style:parent-style-name="Standard">
      <style:paragraph-properties fo:text-align="center" style:justify-single-word="false"/>
      <style:text-properties fo:language="hu" fo:country="HU" officeooo:rsid="0035d6f5" officeooo:paragraph-rsid="0035d6f5"/>
    </style:style>
    <style:style style:name="P34" style:family="paragraph" style:parent-style-name="Standard">
      <style:text-properties fo:color="#c9211e" loext:opacity="100%" fo:language="hu" fo:country="HU" officeooo:rsid="00259c36" officeooo:paragraph-rsid="00259c36"/>
    </style:style>
    <style:style style:name="P35" style:family="paragraph" style:parent-style-name="Standard">
      <style:text-properties fo:color="#000000" loext:opacity="100%" fo:language="hu" fo:country="HU" officeooo:rsid="00259c36" officeooo:paragraph-rsid="00259c36"/>
    </style:style>
    <style:style style:name="P36" style:family="paragraph" style:parent-style-name="Standard">
      <style:text-properties fo:color="#000000" loext:opacity="100%" fo:language="hu" fo:country="HU" officeooo:rsid="002617c9" officeooo:paragraph-rsid="002617c9"/>
    </style:style>
    <style:style style:name="P37" style:family="paragraph" style:parent-style-name="Standard">
      <style:text-properties style:font-name="Liberation Serif" fo:language="hu" fo:country="HU" officeooo:rsid="00344cae" officeooo:paragraph-rsid="00344cae"/>
    </style:style>
    <style:style style:name="P38" style:family="paragraph" style:parent-style-name="Standard">
      <style:text-properties style:font-name="Liberation Serif" fo:language="hu" fo:country="HU" officeooo:rsid="0035d6f5" officeooo:paragraph-rsid="0035d6f5"/>
    </style:style>
    <style:style style:name="P39" style:family="paragraph" style:parent-style-name="Standard">
      <style:text-properties style:font-name="Liberation Serif" fo:language="hu" fo:country="HU" officeooo:rsid="0037c0a6" officeooo:paragraph-rsid="0037c0a6"/>
    </style:style>
    <style:style style:name="P40" style:family="paragraph" style:parent-style-name="Standard">
      <style:text-properties style:font-name="Liberation Serif" fo:language="hu" fo:country="HU" officeooo:rsid="00381b69" officeooo:paragraph-rsid="00381b69"/>
    </style:style>
    <style:style style:name="P41" style:family="paragraph" style:parent-style-name="Standard">
      <style:text-properties style:font-name="Liberation Serif" fo:language="hu" fo:country="HU" officeooo:rsid="003824ff" officeooo:paragraph-rsid="003824ff"/>
    </style:style>
    <style:style style:name="P42" style:family="paragraph" style:parent-style-name="Standard">
      <style:text-properties style:font-name="Liberation Serif" fo:language="hu" fo:country="HU" officeooo:rsid="0038d2ce" officeooo:paragraph-rsid="0038d2ce"/>
    </style:style>
    <style:style style:name="P43" style:family="paragraph" style:parent-style-name="Standard">
      <style:text-properties style:font-name="Liberation Serif" fo:language="hu" fo:country="HU" officeooo:rsid="0038fe63" officeooo:paragraph-rsid="0038fe63"/>
    </style:style>
    <style:style style:name="P44" style:family="paragraph" style:parent-style-name="Standard">
      <style:text-properties style:font-name="Liberation Serif" fo:language="hu" fo:country="HU" officeooo:rsid="003a54cf" officeooo:paragraph-rsid="003a54cf"/>
    </style:style>
    <style:style style:name="P45" style:family="paragraph" style:parent-style-name="Standard">
      <style:text-properties style:font-name="Liberation Serif" fo:language="hu" fo:country="HU" officeooo:rsid="003b364c" officeooo:paragraph-rsid="003b364c"/>
    </style:style>
    <style:style style:name="P46" style:family="paragraph" style:parent-style-name="Standard">
      <style:text-properties style:font-name="Liberation Serif" fo:language="hu" fo:country="HU" officeooo:rsid="003bbe40" officeooo:paragraph-rsid="003bbe40"/>
    </style:style>
    <style:style style:name="P47" style:family="paragraph" style:parent-style-name="Standard">
      <style:text-properties style:font-name="Liberation Serif" fo:language="hu" fo:country="HU" officeooo:rsid="003bbe40" officeooo:paragraph-rsid="003e0a80"/>
    </style:style>
    <style:style style:name="P48" style:family="paragraph" style:parent-style-name="Standard">
      <style:text-properties style:font-name="Liberation Serif" fo:language="hu" fo:country="HU" officeooo:rsid="003bbe40" officeooo:paragraph-rsid="0047c216"/>
    </style:style>
    <style:style style:name="P49" style:family="paragraph" style:parent-style-name="Standard">
      <style:text-properties style:font-name="Liberation Serif" fo:language="hu" fo:country="HU" officeooo:rsid="003d3349" officeooo:paragraph-rsid="003d3349"/>
    </style:style>
    <style:style style:name="P50" style:family="paragraph" style:parent-style-name="Standard">
      <style:text-properties style:font-name="Liberation Serif" fo:language="hu" fo:country="HU" officeooo:rsid="003e0a80" officeooo:paragraph-rsid="003e0a80"/>
    </style:style>
    <style:style style:name="P51" style:family="paragraph" style:parent-style-name="Standard">
      <style:text-properties style:font-name="Liberation Serif" fo:language="hu" fo:country="HU" officeooo:rsid="0042ed78" officeooo:paragraph-rsid="0042ed78"/>
    </style:style>
    <style:style style:name="P52" style:family="paragraph" style:parent-style-name="Standard">
      <style:text-properties style:font-name="Liberation Serif" fo:language="hu" fo:country="HU" officeooo:rsid="0044310b" officeooo:paragraph-rsid="0044310b"/>
    </style:style>
    <style:style style:name="P53" style:family="paragraph" style:parent-style-name="Standard">
      <style:text-properties style:font-name="Liberation Serif" fo:language="hu" fo:country="HU" officeooo:rsid="0045d285" officeooo:paragraph-rsid="0045d285"/>
    </style:style>
    <style:style style:name="P54" style:family="paragraph" style:parent-style-name="Standard">
      <style:text-properties style:font-name="Liberation Serif" fo:language="hu" fo:country="HU" officeooo:rsid="0047c216" officeooo:paragraph-rsid="0047c216"/>
    </style:style>
    <style:style style:name="P55" style:family="paragraph" style:parent-style-name="Standard">
      <style:text-properties style:font-name="Liberation Serif" fo:language="hu" fo:country="HU" officeooo:rsid="0049b059" officeooo:paragraph-rsid="0049b059"/>
    </style:style>
    <style:style style:name="P56" style:family="paragraph" style:parent-style-name="Standard">
      <style:text-properties style:font-name="Liberation Serif" fo:language="hu" fo:country="HU" officeooo:rsid="004af169" officeooo:paragraph-rsid="004af169"/>
    </style:style>
    <style:style style:name="P57" style:family="paragraph" style:parent-style-name="Standard">
      <style:text-properties style:font-name="Liberation Serif" fo:language="hu" fo:country="HU" officeooo:rsid="004c7b7b" officeooo:paragraph-rsid="004c7b7b"/>
    </style:style>
    <style:style style:name="P58" style:family="paragraph" style:parent-style-name="Standard">
      <style:text-properties style:font-name="Liberation Serif" fo:language="hu" fo:country="HU" officeooo:rsid="0050582d" officeooo:paragraph-rsid="0050582d"/>
    </style:style>
    <style:style style:name="P59" style:family="paragraph" style:parent-style-name="Standard">
      <style:text-properties style:font-name="Liberation Serif" fo:language="hu" fo:country="HU" officeooo:rsid="0050fbca" officeooo:paragraph-rsid="0050fbca"/>
    </style:style>
    <style:style style:name="P60" style:family="paragraph" style:parent-style-name="Standard">
      <style:text-properties style:font-name="Liberation Serif" fo:language="hu" fo:country="HU" officeooo:rsid="0051f146" officeooo:paragraph-rsid="0051f146"/>
    </style:style>
    <style:style style:name="P61" style:family="paragraph" style:parent-style-name="Standard">
      <style:text-properties style:font-name="Liberation Serif" fo:language="hu" fo:country="HU" officeooo:rsid="0053e195" officeooo:paragraph-rsid="0053e195"/>
    </style:style>
    <style:style style:name="P62" style:family="paragraph" style:parent-style-name="Standard">
      <style:text-properties style:font-name="Liberation Serif" fo:language="hu" fo:country="HU" officeooo:rsid="00542467" officeooo:paragraph-rsid="00542467"/>
    </style:style>
    <style:style style:name="P63" style:family="paragraph" style:parent-style-name="Standard">
      <style:text-properties style:font-name="Liberation Serif" fo:language="hu" fo:country="HU" officeooo:rsid="00556606" officeooo:paragraph-rsid="00556606"/>
    </style:style>
    <style:style style:name="P64" style:family="paragraph" style:parent-style-name="Standard">
      <style:text-properties style:font-name="Liberation Serif" fo:language="hu" fo:country="HU" officeooo:rsid="0055c063" officeooo:paragraph-rsid="0055c063"/>
    </style:style>
    <style:style style:name="P65" style:family="paragraph" style:parent-style-name="Standard">
      <style:text-properties style:font-name="Liberation Serif" fo:language="hu" fo:country="HU" officeooo:rsid="00562419" officeooo:paragraph-rsid="00562419"/>
    </style:style>
    <style:style style:name="P66" style:family="paragraph" style:parent-style-name="Standard">
      <style:text-properties style:font-name="Liberation Serif" fo:language="hu" fo:country="HU" officeooo:rsid="0059371d" officeooo:paragraph-rsid="0059371d"/>
    </style:style>
    <style:style style:name="P67" style:family="paragraph" style:parent-style-name="Standard">
      <style:text-properties style:font-name="Liberation Serif" fo:language="hu" fo:country="HU" officeooo:rsid="00598740" officeooo:paragraph-rsid="00598740"/>
    </style:style>
    <style:style style:name="P68" style:family="paragraph" style:parent-style-name="Standard">
      <style:text-properties style:font-name="Liberation Serif" fo:language="hu" fo:country="HU" officeooo:rsid="005ab962" officeooo:paragraph-rsid="005ab962"/>
    </style:style>
    <style:style style:name="P69" style:family="paragraph" style:parent-style-name="Standard">
      <style:text-properties style:font-name="Liberation Serif" fo:language="hu" fo:country="HU" officeooo:rsid="005b86fb" officeooo:paragraph-rsid="005ab962"/>
    </style:style>
    <style:style style:name="P70" style:family="paragraph" style:parent-style-name="Standard">
      <style:text-properties style:font-name="Liberation Serif" fo:language="hu" fo:country="HU" officeooo:rsid="005b86fb" officeooo:paragraph-rsid="005b86fb"/>
    </style:style>
    <style:style style:name="P71" style:family="paragraph" style:parent-style-name="Standard">
      <style:text-properties style:font-name="Liberation Serif" fo:language="hu" fo:country="HU" officeooo:rsid="005c3c4f" officeooo:paragraph-rsid="005c3c4f"/>
    </style:style>
    <style:style style:name="P72" style:family="paragraph" style:parent-style-name="Standard">
      <style:text-properties style:font-name="Liberation Serif" fo:language="hu" fo:country="HU" officeooo:rsid="005ca326" officeooo:paragraph-rsid="005ca326"/>
    </style:style>
    <style:style style:name="P73" style:family="paragraph" style:parent-style-name="Standard">
      <style:text-properties style:font-name="Liberation Serif" fo:language="hu" fo:country="HU" officeooo:rsid="005e3266" officeooo:paragraph-rsid="005e3266"/>
    </style:style>
    <style:style style:name="P74" style:family="paragraph" style:parent-style-name="Standard">
      <style:text-properties style:font-name="Liberation Serif" fo:language="hu" fo:country="HU" officeooo:rsid="00601fc9" officeooo:paragraph-rsid="00601fc9"/>
    </style:style>
    <style:style style:name="P75" style:family="paragraph" style:parent-style-name="Standard">
      <style:text-properties style:font-name="Liberation Serif" fo:language="hu" fo:country="HU" officeooo:rsid="00620d47" officeooo:paragraph-rsid="00620d47"/>
    </style:style>
    <style:style style:name="P76" style:family="paragraph" style:parent-style-name="Standard">
      <style:text-properties style:font-name="Liberation Serif" fo:language="hu" fo:country="HU" officeooo:rsid="0063863a" officeooo:paragraph-rsid="0063863a"/>
    </style:style>
    <style:style style:name="P77" style:family="paragraph" style:parent-style-name="Standard">
      <style:text-properties style:font-name="Liberation Serif" fo:language="hu" fo:country="HU" officeooo:rsid="0065725b" officeooo:paragraph-rsid="0065725b"/>
    </style:style>
    <style:style style:name="P78" style:family="paragraph" style:parent-style-name="Standard">
      <style:text-properties style:font-name="Liberation Serif" fo:language="hu" fo:country="HU" officeooo:rsid="0066c805" officeooo:paragraph-rsid="0066c805"/>
    </style:style>
    <style:style style:name="P79" style:family="paragraph" style:parent-style-name="Standard">
      <style:text-properties style:font-name="Liberation Serif" fo:language="hu" fo:country="HU" officeooo:rsid="0066d4da" officeooo:paragraph-rsid="0066d4da"/>
    </style:style>
    <style:style style:name="P80" style:family="paragraph" style:parent-style-name="Standard">
      <style:text-properties style:font-name="Liberation Serif" fo:language="hu" fo:country="HU" officeooo:rsid="006820b8" officeooo:paragraph-rsid="006820b8"/>
    </style:style>
    <style:style style:name="P81" style:family="paragraph" style:parent-style-name="Standard">
      <style:text-properties style:font-name="Liberation Serif" fo:language="hu" fo:country="HU" officeooo:rsid="0069906e" officeooo:paragraph-rsid="0069906e"/>
    </style:style>
    <style:style style:name="P82" style:family="paragraph" style:parent-style-name="Standard">
      <style:text-properties style:font-name="Liberation Serif" fo:language="hu" fo:country="HU" officeooo:rsid="006a4886" officeooo:paragraph-rsid="006a4886"/>
    </style:style>
    <style:style style:name="P83" style:family="paragraph" style:parent-style-name="Standard">
      <style:text-properties style:font-name="Liberation Serif" fo:language="hu" fo:country="HU" officeooo:rsid="006b39e4" officeooo:paragraph-rsid="006b39e4"/>
    </style:style>
    <style:style style:name="P84" style:family="paragraph" style:parent-style-name="Standard">
      <style:text-properties style:font-name="Liberation Serif" fo:language="hu" fo:country="HU" officeooo:rsid="006ca882" officeooo:paragraph-rsid="006ca882"/>
    </style:style>
    <style:style style:name="P85" style:family="paragraph" style:parent-style-name="Standard">
      <style:text-properties style:font-name="Liberation Serif" fo:language="hu" fo:country="HU" officeooo:rsid="006ca8cf" officeooo:paragraph-rsid="006ca8cf"/>
    </style:style>
    <style:style style:name="P86" style:family="paragraph" style:parent-style-name="Standard">
      <style:text-properties style:font-name="Liberation Serif" fo:language="hu" fo:country="HU" officeooo:rsid="006e1567" officeooo:paragraph-rsid="006e1567"/>
    </style:style>
    <style:style style:name="P87" style:family="paragraph" style:parent-style-name="Standard">
      <style:text-properties style:font-name="Liberation Serif" fo:language="hu" fo:country="HU" officeooo:rsid="00700493" officeooo:paragraph-rsid="00700493"/>
    </style:style>
    <style:style style:name="P88" style:family="paragraph" style:parent-style-name="Standard">
      <style:text-properties style:font-name="Liberation Serif" fo:language="hu" fo:country="HU" officeooo:rsid="0070accf" officeooo:paragraph-rsid="0070accf"/>
    </style:style>
    <style:style style:name="P89" style:family="paragraph" style:parent-style-name="Standard">
      <style:text-properties style:font-name="Liberation Serif" fo:language="hu" fo:country="HU" officeooo:rsid="007233be" officeooo:paragraph-rsid="007233be"/>
    </style:style>
    <style:style style:name="P90" style:family="paragraph" style:parent-style-name="Standard">
      <style:text-properties style:font-name="Liberation Serif" fo:language="hu" fo:country="HU" officeooo:rsid="0073f781" officeooo:paragraph-rsid="0073f781"/>
    </style:style>
    <style:style style:name="P91" style:family="paragraph" style:parent-style-name="Standard">
      <style:text-properties style:font-name="Liberation Serif" fo:language="hu" fo:country="HU" officeooo:rsid="00753122" officeooo:paragraph-rsid="00753122"/>
    </style:style>
    <style:style style:name="P92" style:family="paragraph" style:parent-style-name="Standard">
      <style:text-properties style:font-name="Liberation Serif" fo:language="hu" fo:country="HU" officeooo:rsid="00770376" officeooo:paragraph-rsid="00770376"/>
    </style:style>
    <style:style style:name="P93" style:family="paragraph" style:parent-style-name="Standard">
      <style:text-properties style:font-name="Liberation Serif" fo:language="hu" fo:country="HU" officeooo:rsid="007835b0" officeooo:paragraph-rsid="007835b0"/>
    </style:style>
    <style:style style:name="P94" style:family="paragraph" style:parent-style-name="Standard">
      <style:text-properties style:font-name="Liberation Serif" fo:language="hu" fo:country="HU" officeooo:rsid="007875d2" officeooo:paragraph-rsid="007875d2"/>
    </style:style>
    <style:style style:name="P95" style:family="paragraph" style:parent-style-name="Standard">
      <style:text-properties style:font-name="Liberation Serif" fo:language="hu" fo:country="HU" officeooo:rsid="0079c2d4" officeooo:paragraph-rsid="0079c2d4"/>
    </style:style>
    <style:style style:name="P96" style:family="paragraph" style:parent-style-name="Standard">
      <style:text-properties style:font-name="Liberation Serif" fo:language="hu" fo:country="HU" officeooo:rsid="007b612e" officeooo:paragraph-rsid="007b612e"/>
    </style:style>
    <style:style style:name="P97" style:family="paragraph" style:parent-style-name="Standard">
      <style:text-properties style:font-name="Liberation Serif" fo:language="hu" fo:country="HU" officeooo:rsid="007d026d" officeooo:paragraph-rsid="007d026d"/>
    </style:style>
    <style:style style:name="P98" style:family="paragraph" style:parent-style-name="Standard">
      <style:text-properties style:font-name="Liberation Serif" fo:language="hu" fo:country="HU" officeooo:rsid="007e5403" officeooo:paragraph-rsid="007e5403"/>
    </style:style>
    <style:style style:name="P99" style:family="paragraph" style:parent-style-name="Standard">
      <style:text-properties style:font-name="Liberation Serif" fo:language="hu" fo:country="HU" officeooo:rsid="007f1230" officeooo:paragraph-rsid="007f1230"/>
    </style:style>
    <style:style style:name="P100" style:family="paragraph" style:parent-style-name="Standard">
      <style:text-properties style:font-name="Liberation Serif" fo:language="hu" fo:country="HU" officeooo:rsid="007ff09c" officeooo:paragraph-rsid="007ff09c"/>
    </style:style>
    <style:style style:name="P101" style:family="paragraph" style:parent-style-name="Standard">
      <style:text-properties style:font-name="Liberation Serif" fo:language="hu" fo:country="HU" officeooo:rsid="00800233" officeooo:paragraph-rsid="00800233"/>
    </style:style>
    <style:style style:name="P102" style:family="paragraph" style:parent-style-name="Standard">
      <style:text-properties style:font-name="Liberation Serif" fo:language="hu" fo:country="HU" officeooo:rsid="0080fe04" officeooo:paragraph-rsid="0080fe04"/>
    </style:style>
    <style:style style:name="P103" style:family="paragraph" style:parent-style-name="Standard">
      <style:text-properties style:font-name="Liberation Serif" fo:language="hu" fo:country="HU" officeooo:rsid="0080fe04" officeooo:paragraph-rsid="00800233"/>
    </style:style>
    <style:style style:name="P104" style:family="paragraph" style:parent-style-name="Standard">
      <style:text-properties style:font-name="Liberation Serif" fo:language="hu" fo:country="HU" officeooo:rsid="008211d8" officeooo:paragraph-rsid="008211d8"/>
    </style:style>
    <style:style style:name="P105" style:family="paragraph" style:parent-style-name="Standard">
      <style:text-properties style:font-name="Liberation Serif" fo:language="hu" fo:country="HU" officeooo:rsid="00831a87" officeooo:paragraph-rsid="00831a87"/>
    </style:style>
    <style:style style:name="P106" style:family="paragraph" style:parent-style-name="Standard">
      <style:text-properties style:font-name="Liberation Serif" fo:language="hu" fo:country="HU" officeooo:rsid="0084abde" officeooo:paragraph-rsid="0084abde"/>
    </style:style>
    <style:style style:name="P107" style:family="paragraph" style:parent-style-name="Standard">
      <style:text-properties style:font-name="Liberation Serif" fo:language="hu" fo:country="HU" officeooo:rsid="008572b2" officeooo:paragraph-rsid="008572b2"/>
    </style:style>
    <style:style style:name="P108" style:family="paragraph" style:parent-style-name="Standard">
      <style:text-properties style:font-name="Liberation Serif" fo:language="hu" fo:country="HU" officeooo:rsid="00873d56" officeooo:paragraph-rsid="00873d56"/>
    </style:style>
    <style:style style:name="P109" style:family="paragraph" style:parent-style-name="Standard">
      <style:text-properties style:font-name="Liberation Serif" fo:language="hu" fo:country="HU" officeooo:rsid="00889ade" officeooo:paragraph-rsid="00889ade"/>
    </style:style>
    <style:style style:name="P110" style:family="paragraph" style:parent-style-name="Standard">
      <style:text-properties style:font-name="Liberation Serif" fo:language="hu" fo:country="HU" officeooo:rsid="0088a43c" officeooo:paragraph-rsid="0088a43c"/>
    </style:style>
    <style:style style:name="P111" style:family="paragraph" style:parent-style-name="Standard">
      <style:text-properties style:font-name="Liberation Serif" fo:language="hu" fo:country="HU" officeooo:rsid="0088a43c" officeooo:paragraph-rsid="0088b51a"/>
    </style:style>
    <style:style style:name="P112" style:family="paragraph" style:parent-style-name="Standard">
      <style:text-properties style:font-name="Liberation Serif" fo:language="hu" fo:country="HU" officeooo:rsid="0088b51a" officeooo:paragraph-rsid="0088b51a"/>
    </style:style>
    <style:style style:name="P113" style:family="paragraph" style:parent-style-name="Standard">
      <style:text-properties style:font-name="Liberation Serif" fo:language="hu" fo:country="HU" officeooo:rsid="0089b571" officeooo:paragraph-rsid="0089b571"/>
    </style:style>
    <style:style style:name="P114" style:family="paragraph" style:parent-style-name="Standard">
      <style:text-properties style:font-name="Liberation Serif" fo:language="hu" fo:country="HU" officeooo:rsid="008a26f5" officeooo:paragraph-rsid="008a26f5"/>
    </style:style>
    <style:style style:name="P115" style:family="paragraph" style:parent-style-name="Standard">
      <style:text-properties style:font-name="Liberation Serif" fo:language="hu" fo:country="HU" officeooo:rsid="008b0e37" officeooo:paragraph-rsid="008b0e37"/>
    </style:style>
    <style:style style:name="P116" style:family="paragraph" style:parent-style-name="Standard">
      <style:text-properties style:font-name="Liberation Serif" fo:language="hu" fo:country="HU" officeooo:rsid="008ce782" officeooo:paragraph-rsid="008ce782"/>
    </style:style>
    <style:style style:name="P117" style:family="paragraph" style:parent-style-name="Standard">
      <style:text-properties style:font-name="Liberation Serif" fo:language="hu" fo:country="HU" officeooo:rsid="008e8633" officeooo:paragraph-rsid="008e8633"/>
    </style:style>
    <style:style style:name="P118" style:family="paragraph" style:parent-style-name="Standard">
      <style:text-properties style:font-name="Liberation Serif" fo:language="hu" fo:country="HU" officeooo:rsid="008ff7e4" officeooo:paragraph-rsid="008ff7e4"/>
    </style:style>
    <style:style style:name="P119" style:family="paragraph" style:parent-style-name="Standard">
      <style:text-properties style:font-name="Liberation Serif" fo:language="hu" fo:country="HU" officeooo:rsid="00914eee" officeooo:paragraph-rsid="00914eee"/>
    </style:style>
    <style:style style:name="P120" style:family="paragraph" style:parent-style-name="Standard">
      <style:text-properties style:font-name="Liberation Serif" fo:language="hu" fo:country="HU" officeooo:rsid="00929940" officeooo:paragraph-rsid="00929940"/>
    </style:style>
    <style:style style:name="P121" style:family="paragraph" style:parent-style-name="Standard">
      <style:text-properties style:font-name="Liberation Serif" fo:language="hu" fo:country="HU" officeooo:rsid="0092ec72" officeooo:paragraph-rsid="0092ec72"/>
    </style:style>
    <style:style style:name="P122" style:family="paragraph" style:parent-style-name="Standard">
      <style:text-properties style:font-name="Liberation Serif" fo:language="hu" fo:country="HU" officeooo:rsid="009351e7" officeooo:paragraph-rsid="009351e7"/>
    </style:style>
    <style:style style:name="P123" style:family="paragraph" style:parent-style-name="Standard">
      <style:text-properties style:font-name="Liberation Serif" fo:language="hu" fo:country="HU" officeooo:rsid="0094f691" officeooo:paragraph-rsid="0094f691"/>
    </style:style>
    <style:style style:name="P124" style:family="paragraph" style:parent-style-name="Standard">
      <style:text-properties style:font-name="Liberation Serif" fo:language="hu" fo:country="HU" officeooo:rsid="0095c252" officeooo:paragraph-rsid="0095c252"/>
    </style:style>
    <style:style style:name="P125" style:family="paragraph" style:parent-style-name="Standard">
      <style:text-properties style:font-name="Liberation Serif" fo:language="hu" fo:country="HU" officeooo:rsid="0096c9c9" officeooo:paragraph-rsid="0096c9c9"/>
    </style:style>
    <style:style style:name="P126" style:family="paragraph" style:parent-style-name="Standard">
      <style:text-properties style:font-name="Liberation Serif" fo:language="hu" fo:country="HU" officeooo:rsid="009841ef" officeooo:paragraph-rsid="009841ef"/>
    </style:style>
    <style:style style:name="P127" style:family="paragraph" style:parent-style-name="Standard">
      <style:text-properties style:font-name="Liberation Serif" fo:language="hu" fo:country="HU" officeooo:rsid="009841ef" officeooo:paragraph-rsid="0098a743"/>
    </style:style>
    <style:style style:name="P128" style:family="paragraph" style:parent-style-name="Standard">
      <style:text-properties style:font-name="Liberation Serif" fo:language="hu" fo:country="HU" officeooo:rsid="0098a743" officeooo:paragraph-rsid="0098a743"/>
    </style:style>
    <style:style style:name="P129" style:family="paragraph" style:parent-style-name="Standard">
      <style:text-properties style:font-name="Liberation Serif" fo:language="hu" fo:country="HU" officeooo:rsid="00997673" officeooo:paragraph-rsid="00997673"/>
    </style:style>
    <style:style style:name="P130" style:family="paragraph" style:parent-style-name="Standard">
      <style:text-properties style:font-name="Liberation Serif" fo:language="hu" fo:country="HU" officeooo:rsid="00997b4c" officeooo:paragraph-rsid="00997b4c"/>
    </style:style>
    <style:style style:name="P131" style:family="paragraph" style:parent-style-name="Standard">
      <style:text-properties style:font-name="Liberation Serif" fo:language="hu" fo:country="HU" officeooo:rsid="00997b4c" officeooo:paragraph-rsid="0099a4c5"/>
    </style:style>
    <style:style style:name="P132" style:family="paragraph" style:parent-style-name="Standard">
      <style:text-properties style:font-name="Liberation Serif" fo:language="hu" fo:country="HU" officeooo:rsid="0099a4c5" officeooo:paragraph-rsid="0099a4c5"/>
    </style:style>
    <style:style style:name="P133" style:family="paragraph" style:parent-style-name="Standard">
      <style:text-properties style:font-name="Liberation Serif" fo:language="hu" fo:country="HU" officeooo:rsid="009a4d90" officeooo:paragraph-rsid="009a4d90"/>
    </style:style>
    <style:style style:name="P134" style:family="paragraph" style:parent-style-name="Standard">
      <style:text-properties style:font-name="Liberation Serif" fo:language="hu" fo:country="HU" officeooo:rsid="009ada8a" officeooo:paragraph-rsid="009ada8a"/>
    </style:style>
    <style:style style:name="P135" style:family="paragraph" style:parent-style-name="Standard">
      <style:text-properties style:font-name="Liberation Serif" fo:language="hu" fo:country="HU" officeooo:rsid="009e4842" officeooo:paragraph-rsid="009e4842"/>
    </style:style>
    <style:style style:name="P136" style:family="paragraph" style:parent-style-name="Standard">
      <style:text-properties style:font-name="Liberation Serif" fo:language="hu" fo:country="HU" officeooo:rsid="009e4842" officeooo:paragraph-rsid="009eb777"/>
    </style:style>
    <style:style style:name="P137" style:family="paragraph" style:parent-style-name="Standard">
      <style:text-properties style:font-name="Liberation Serif" fo:language="hu" fo:country="HU" officeooo:rsid="009eb777" officeooo:paragraph-rsid="009eb777"/>
    </style:style>
    <style:style style:name="P138" style:family="paragraph" style:parent-style-name="Standard">
      <style:text-properties style:font-name="Liberation Serif" fo:language="hu" fo:country="HU" officeooo:rsid="00a036db" officeooo:paragraph-rsid="00a036db"/>
    </style:style>
    <style:style style:name="P139" style:family="paragraph" style:parent-style-name="Standard">
      <style:text-properties style:font-name="Liberation Serif" fo:language="hu" fo:country="HU" officeooo:rsid="009cce5e" officeooo:paragraph-rsid="009cce5e"/>
    </style:style>
    <style:style style:name="P140" style:family="paragraph" style:parent-style-name="Standard">
      <style:text-properties style:font-name="Liberation Serif" fo:language="hu" fo:country="HU" officeooo:rsid="00a28bdd" officeooo:paragraph-rsid="00a28bdd"/>
    </style:style>
    <style:style style:name="P141" style:family="paragraph" style:parent-style-name="Standard">
      <style:text-properties style:font-name="Liberation Serif" fo:language="hu" fo:country="HU" officeooo:rsid="00a3ea09" officeooo:paragraph-rsid="00a3ea09"/>
    </style:style>
    <style:style style:name="P142" style:family="paragraph" style:parent-style-name="Standard">
      <style:text-properties style:font-name="Liberation Serif" fo:language="hu" fo:country="HU" officeooo:rsid="00a5c019" officeooo:paragraph-rsid="00a5c019"/>
    </style:style>
    <style:style style:name="P143" style:family="paragraph" style:parent-style-name="Standard">
      <style:text-properties style:font-name="Liberation Serif" fo:language="hu" fo:country="HU" officeooo:rsid="00a664a8" officeooo:paragraph-rsid="00a664a8"/>
    </style:style>
    <style:style style:name="P144" style:family="paragraph" style:parent-style-name="Standard">
      <style:text-properties style:font-name="Liberation Serif" fo:language="hu" fo:country="HU" officeooo:rsid="00a6812e" officeooo:paragraph-rsid="00a6812e"/>
    </style:style>
    <style:style style:name="P145" style:family="paragraph" style:parent-style-name="Standard">
      <style:text-properties style:font-name="Liberation Serif" fo:language="hu" fo:country="HU" officeooo:rsid="00a6812e" officeooo:paragraph-rsid="00a664a8"/>
    </style:style>
    <style:style style:name="P146" style:family="paragraph" style:parent-style-name="Standard">
      <style:text-properties style:font-name="Liberation Serif" fo:language="hu" fo:country="HU" officeooo:rsid="00a77d00" officeooo:paragraph-rsid="00a77d00"/>
    </style:style>
    <style:style style:name="P147" style:family="paragraph" style:parent-style-name="Standard">
      <style:text-properties style:font-name="Liberation Serif" fo:language="hu" fo:country="HU" officeooo:rsid="00a7b163" officeooo:paragraph-rsid="00a7b163"/>
    </style:style>
    <style:style style:name="P148" style:family="paragraph" style:parent-style-name="Standard">
      <style:text-properties style:font-name="Liberation Serif" fo:language="hu" fo:country="HU" officeooo:rsid="00a8c207" officeooo:paragraph-rsid="00a8c207"/>
    </style:style>
    <style:style style:name="P149" style:family="paragraph" style:parent-style-name="Standard">
      <style:text-properties style:font-name="Liberation Serif" fo:language="hu" fo:country="HU" officeooo:rsid="00a99565" officeooo:paragraph-rsid="00a99565"/>
    </style:style>
    <style:style style:name="P150" style:family="paragraph" style:parent-style-name="Standard">
      <style:text-properties style:font-name="Liberation Serif" fo:language="hu" fo:country="HU" officeooo:rsid="00ab524e" officeooo:paragraph-rsid="00ab524e"/>
    </style:style>
    <style:style style:name="P151" style:family="paragraph" style:parent-style-name="Standard">
      <style:text-properties style:font-name="Liberation Serif" fo:language="hu" fo:country="HU" officeooo:rsid="00ac78be" officeooo:paragraph-rsid="00ac78be"/>
    </style:style>
    <style:style style:name="P152" style:family="paragraph" style:parent-style-name="Standard">
      <style:text-properties style:font-name="Liberation Serif" fo:language="hu" fo:country="HU" officeooo:rsid="00ae2b0a" officeooo:paragraph-rsid="00ae2b0a"/>
    </style:style>
    <style:style style:name="P153" style:family="paragraph" style:parent-style-name="Standard">
      <style:text-properties style:font-name="Liberation Serif" fo:language="hu" fo:country="HU" officeooo:rsid="00aee467" officeooo:paragraph-rsid="00aee467"/>
    </style:style>
    <style:style style:name="P154" style:family="paragraph" style:parent-style-name="Standard">
      <style:text-properties style:font-name="Liberation Serif" fo:language="hu" fo:country="HU" officeooo:rsid="00af2e6c" officeooo:paragraph-rsid="00af2e6c"/>
    </style:style>
    <style:style style:name="P155" style:family="paragraph" style:parent-style-name="Standard">
      <style:text-properties style:font-name="Liberation Serif" fo:language="hu" fo:country="HU" officeooo:rsid="00af53fa" officeooo:paragraph-rsid="00af53fa"/>
    </style:style>
    <style:style style:name="P156" style:family="paragraph" style:parent-style-name="Standard">
      <style:text-properties style:font-name="Liberation Serif" fo:language="hu" fo:country="HU" officeooo:rsid="00b0fcee" officeooo:paragraph-rsid="00b0fcee"/>
    </style:style>
    <style:style style:name="P157" style:family="paragraph" style:parent-style-name="Standard">
      <style:text-properties style:font-name="Liberation Serif" fo:language="hu" fo:country="HU" officeooo:rsid="00b1201f" officeooo:paragraph-rsid="00b1201f"/>
    </style:style>
    <style:style style:name="P158" style:family="paragraph" style:parent-style-name="Standard">
      <style:text-properties style:font-name="Liberation Serif" fo:language="hu" fo:country="HU" officeooo:rsid="00b28665" officeooo:paragraph-rsid="00b28665"/>
    </style:style>
    <style:style style:name="P159" style:family="paragraph" style:parent-style-name="Standard">
      <style:text-properties style:font-name="Liberation Serif" fo:language="hu" fo:country="HU" officeooo:rsid="00b3b623" officeooo:paragraph-rsid="00b3b623"/>
    </style:style>
    <style:style style:name="P160" style:family="paragraph" style:parent-style-name="Standard">
      <style:text-properties style:font-name="Liberation Serif" fo:language="hu" fo:country="HU" officeooo:rsid="00b3b623" officeooo:paragraph-rsid="00b47684"/>
    </style:style>
    <style:style style:name="P161" style:family="paragraph" style:parent-style-name="Standard">
      <style:text-properties style:font-name="Liberation Serif" fo:language="hu" fo:country="HU" officeooo:rsid="00b587ba" officeooo:paragraph-rsid="00b587ba"/>
    </style:style>
    <style:style style:name="P162" style:family="paragraph" style:parent-style-name="Standard">
      <style:text-properties style:font-name="Liberation Serif" fo:language="hu" fo:country="HU" officeooo:rsid="00b47684" officeooo:paragraph-rsid="00b47684"/>
    </style:style>
    <style:style style:name="P163" style:family="paragraph" style:parent-style-name="Standard">
      <style:text-properties style:font-name="Liberation Serif" fo:language="hu" fo:country="HU" officeooo:rsid="00b745b1" officeooo:paragraph-rsid="00b745b1"/>
    </style:style>
    <style:style style:name="P164" style:family="paragraph" style:parent-style-name="Standard">
      <style:text-properties style:font-name="Liberation Serif" fo:language="hu" fo:country="HU" officeooo:rsid="00b8cf0a" officeooo:paragraph-rsid="00b8cf0a"/>
    </style:style>
    <style:style style:name="P165" style:family="paragraph" style:parent-style-name="Standard">
      <style:text-properties style:font-name="Liberation Serif" fo:language="hu" fo:country="HU" officeooo:rsid="00ba7b72" officeooo:paragraph-rsid="00ba7b72"/>
    </style:style>
    <style:style style:name="P166" style:family="paragraph" style:parent-style-name="Standard">
      <style:text-properties style:font-name="Liberation Serif" fo:language="hu" fo:country="HU" officeooo:rsid="00bb9030" officeooo:paragraph-rsid="00bb9030"/>
    </style:style>
    <style:style style:name="P167" style:family="paragraph" style:parent-style-name="Standard">
      <style:text-properties style:font-name="Liberation Serif" fo:language="hu" fo:country="HU" officeooo:rsid="00bbd71d" officeooo:paragraph-rsid="00bbd71d"/>
    </style:style>
    <style:style style:name="P168" style:family="paragraph" style:parent-style-name="Standard">
      <style:text-properties style:font-name="Liberation Serif" fo:language="hu" fo:country="HU" officeooo:rsid="00bd0f2d" officeooo:paragraph-rsid="00bd0f2d"/>
    </style:style>
    <style:style style:name="P169" style:family="paragraph" style:parent-style-name="Standard">
      <style:text-properties style:font-name="Liberation Serif" fo:language="hu" fo:country="HU" officeooo:rsid="00bdfeb7" officeooo:paragraph-rsid="00bdfeb7"/>
    </style:style>
    <style:style style:name="P170" style:family="paragraph" style:parent-style-name="Standard">
      <style:text-properties style:font-name="Liberation Serif" fo:language="hu" fo:country="HU" officeooo:rsid="00bec8fd" officeooo:paragraph-rsid="00bec8fd"/>
    </style:style>
    <style:style style:name="P171" style:family="paragraph" style:parent-style-name="Standard">
      <style:text-properties style:font-name="Liberation Serif" fo:language="hu" fo:country="HU" officeooo:rsid="00bf40e5" officeooo:paragraph-rsid="00bf40e5"/>
    </style:style>
    <style:style style:name="P172" style:family="paragraph" style:parent-style-name="Standard">
      <style:text-properties style:font-name="Liberation Serif" fo:language="hu" fo:country="HU" officeooo:rsid="00c07e86" officeooo:paragraph-rsid="00c07e86"/>
    </style:style>
    <style:style style:name="P173" style:family="paragraph" style:parent-style-name="Standard">
      <style:text-properties style:font-name="Liberation Serif" fo:language="hu" fo:country="HU" officeooo:rsid="00c1c05b" officeooo:paragraph-rsid="00c1c05b"/>
    </style:style>
    <style:style style:name="P174" style:family="paragraph" style:parent-style-name="Standard">
      <style:text-properties style:font-name="Liberation Serif" fo:language="hu" fo:country="HU" officeooo:rsid="00c3903e" officeooo:paragraph-rsid="00c3903e"/>
    </style:style>
    <style:style style:name="P175" style:family="paragraph" style:parent-style-name="Standard">
      <style:text-properties style:font-name="Liberation Serif" fo:language="hu" fo:country="HU" officeooo:rsid="00c49b75" officeooo:paragraph-rsid="00c49b75"/>
    </style:style>
    <style:style style:name="P176" style:family="paragraph" style:parent-style-name="Standard">
      <style:text-properties style:font-name="Liberation Serif" fo:language="hu" fo:country="HU" officeooo:rsid="00c589e8" officeooo:paragraph-rsid="00c589e8"/>
    </style:style>
    <style:style style:name="P177" style:family="paragraph" style:parent-style-name="Standard">
      <style:text-properties style:font-name="Liberation Serif" fo:language="hu" fo:country="HU" officeooo:rsid="00c64654" officeooo:paragraph-rsid="00c64654"/>
    </style:style>
    <style:style style:name="P178" style:family="paragraph" style:parent-style-name="Standard">
      <style:text-properties style:font-name="Liberation Serif" fo:language="hu" fo:country="HU" officeooo:rsid="00c70bfb" officeooo:paragraph-rsid="00c70bfb"/>
    </style:style>
    <style:style style:name="P179" style:family="paragraph" style:parent-style-name="Standard">
      <style:text-properties style:font-name="Liberation Serif" fo:language="hu" fo:country="HU" officeooo:rsid="00c81c8b" officeooo:paragraph-rsid="00c81c8b"/>
    </style:style>
    <style:style style:name="P180" style:family="paragraph" style:parent-style-name="Standard">
      <style:text-properties style:font-name="Liberation Serif" fo:language="hu" fo:country="HU" officeooo:rsid="00ca6ae5" officeooo:paragraph-rsid="00ca6ae5"/>
    </style:style>
    <style:style style:name="P181" style:family="paragraph" style:parent-style-name="Standard">
      <style:text-properties style:font-name="Liberation Serif" fo:language="hu" fo:country="HU" officeooo:rsid="00cae64f" officeooo:paragraph-rsid="00cae64f"/>
    </style:style>
    <style:style style:name="P182" style:family="paragraph" style:parent-style-name="Standard">
      <style:text-properties style:font-name="Liberation Serif" fo:language="hu" fo:country="HU" officeooo:rsid="00cb2a66" officeooo:paragraph-rsid="00cb2a66"/>
    </style:style>
    <style:style style:name="P183" style:family="paragraph" style:parent-style-name="Standard">
      <style:text-properties style:font-name="Liberation Serif" fo:language="hu" fo:country="HU" officeooo:rsid="00cf2c8e" officeooo:paragraph-rsid="00cf2c8e"/>
    </style:style>
    <style:style style:name="P184" style:family="paragraph" style:parent-style-name="Standard">
      <style:text-properties style:font-name="Liberation Serif" fo:language="hu" fo:country="HU" officeooo:rsid="00cf53b2" officeooo:paragraph-rsid="00cf53b2"/>
    </style:style>
    <style:style style:name="P185" style:family="paragraph" style:parent-style-name="Standard">
      <style:text-properties style:font-name="Liberation Serif" fo:language="hu" fo:country="HU" officeooo:rsid="00d0b0bd" officeooo:paragraph-rsid="00d0b0bd"/>
    </style:style>
    <style:style style:name="P186" style:family="paragraph" style:parent-style-name="Standard">
      <style:text-properties style:font-name="Liberation Serif" fo:language="hu" fo:country="HU" officeooo:rsid="00d316c4" officeooo:paragraph-rsid="00d316c4"/>
    </style:style>
    <style:style style:name="P187" style:family="paragraph" style:parent-style-name="Standard">
      <style:text-properties style:font-name="Liberation Serif" fo:language="hu" fo:country="HU" officeooo:rsid="00d316c4" officeooo:paragraph-rsid="00d316c4"/>
    </style:style>
    <style:style style:name="P188" style:family="paragraph" style:parent-style-name="Standard">
      <style:text-properties style:font-name="Liberation Serif" fo:language="hu" fo:country="HU" officeooo:rsid="00d609a0" officeooo:paragraph-rsid="00d609a0"/>
    </style:style>
    <style:style style:name="P189" style:family="paragraph" style:parent-style-name="Standard">
      <style:text-properties style:font-name="Liberation Serif" fo:language="hu" fo:country="HU" officeooo:rsid="00d6d070" officeooo:paragraph-rsid="00d6d070"/>
    </style:style>
    <style:style style:name="T1" style:family="text">
      <style:text-properties officeooo:rsid="00167e9b"/>
    </style:style>
    <style:style style:name="T2" style:family="text">
      <style:text-properties officeooo:rsid="00176509"/>
    </style:style>
    <style:style style:name="T3" style:family="text">
      <style:text-properties officeooo:rsid="00191277"/>
    </style:style>
    <style:style style:name="T4" style:family="text">
      <style:text-properties officeooo:rsid="001df9a6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df9a6"/>
    </style:style>
    <style:style style:name="T7" style:family="text">
      <style:text-properties officeooo:rsid="001f8476"/>
    </style:style>
    <style:style style:name="T8" style:family="text">
      <style:text-properties fo:color="#3465a4" loext:opacity="100%"/>
    </style:style>
    <style:style style:name="T9" style:family="text">
      <style:text-properties officeooo:rsid="002d7274"/>
    </style:style>
    <style:style style:name="T10" style:family="text">
      <style:text-properties officeooo:rsid="00332b9d"/>
    </style:style>
    <style:style style:name="T11" style:family="text">
      <style:text-properties officeooo:rsid="00344cae"/>
    </style:style>
    <style:style style:name="T12" style:family="text">
      <style:text-properties officeooo:rsid="003a54cf"/>
    </style:style>
    <style:style style:name="T13" style:family="text">
      <style:text-properties officeooo:rsid="0042ed78"/>
    </style:style>
    <style:style style:name="T14" style:family="text">
      <style:text-properties officeooo:rsid="004e4447"/>
    </style:style>
    <style:style style:name="T15" style:family="text">
      <style:text-properties officeooo:rsid="00542467"/>
    </style:style>
    <style:style style:name="T16" style:family="text">
      <style:text-properties officeooo:rsid="00598740"/>
    </style:style>
    <style:style style:name="T17" style:family="text">
      <style:text-properties officeooo:rsid="005a1aad"/>
    </style:style>
    <style:style style:name="T18" style:family="text">
      <style:text-properties officeooo:rsid="0065725b"/>
    </style:style>
    <style:style style:name="T19" style:family="text">
      <style:text-properties officeooo:rsid="006820b8"/>
    </style:style>
    <style:style style:name="T20" style:family="text">
      <style:text-properties officeooo:rsid="00700493"/>
    </style:style>
    <style:style style:name="T21" style:family="text">
      <style:text-properties officeooo:rsid="0073f781"/>
    </style:style>
    <style:style style:name="T22" style:family="text">
      <style:text-properties officeooo:rsid="007b612e"/>
    </style:style>
    <style:style style:name="T23" style:family="text">
      <style:text-properties officeooo:rsid="0080fe04"/>
    </style:style>
    <style:style style:name="T24" style:family="text">
      <style:text-properties officeooo:rsid="0088b51a"/>
    </style:style>
    <style:style style:name="T25" style:family="text">
      <style:text-properties officeooo:rsid="00a5c019"/>
    </style:style>
    <style:style style:name="T26" style:family="text">
      <style:text-properties officeooo:rsid="00a6812e"/>
    </style:style>
    <style:style style:name="T27" style:family="text">
      <style:text-properties officeooo:rsid="00b12ef7"/>
    </style:style>
    <style:style style:name="T28" style:family="text">
      <style:text-properties officeooo:rsid="00b28665"/>
    </style:style>
    <style:style style:name="T29" style:family="text">
      <style:text-properties officeooo:rsid="00b47684"/>
    </style:style>
    <style:style style:name="T30" style:family="text">
      <style:text-properties officeooo:rsid="00c07e86"/>
    </style:style>
    <style:style style:name="T31" style:family="text">
      <style:text-properties officeooo:rsid="00c5d8d1"/>
    </style:style>
    <style:style style:name="T32" style:family="text">
      <style:text-properties officeooo:rsid="00c70bfb"/>
    </style:style>
    <style:style style:name="T33" style:family="text">
      <style:text-properties officeooo:rsid="00c81c8b"/>
    </style:style>
    <style:style style:name="T34" style:family="text">
      <style:text-properties officeooo:rsid="00cae64f"/>
    </style:style>
    <style:style style:name="T35" style:family="text">
      <style:text-properties officeooo:rsid="00cb18ed"/>
    </style:style>
    <style:style style:name="T36" style:family="text">
      <style:text-properties officeooo:rsid="00cf53b2"/>
    </style:style>
    <style:style style:name="T37" style:family="text">
      <style:text-properties officeooo:rsid="00d0b0bd"/>
    </style:style>
    <style:style style:name="T38" style:family="text">
      <style:text-properties officeooo:rsid="00d4cf73"/>
    </style:style>
    <style:style style:name="T39" style:family="text">
      <style:text-properties officeooo:rsid="00d539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lassy Bálint költészete </text:p>
      <text:p text:style-name="P1"/>
      <text:p text:style-name="P1">Ismétlés: </text:p>
      <text:p text:style-name="P1">Reneszánsz jellemz<text:span text:style-name="T1">úi:</text:span></text:p>
      <text:p text:style-name="P1"/>
      <text:p text:style-name="P1"><text:tab/><text:span text:style-name="T2">az evilági életet helyezte előre </text:span></text:p>
      <text:p text:style-name="P1"/>
      <text:p text:style-name="P1"><text:tab/><text:span text:style-name="T1">újjászületés </text:span></text:p>
      <text:p text:style-name="P2"/>
      <text:p text:style-name="P2"><text:tab/><text:span text:style-name="T1">az ókori ideálok szépségeszméinek újjászületések a természet </text:span></text:p>
      <text:p text:style-name="P5"><text:tab/>és az emberi test szépségének ábrázolása </text:p>
      <text:p text:style-name="P2"/>
      <text:p text:style-name="P1">reformáció jellemzői: </text:p>
      <text:p text:style-name="P1"/>
      <text:p text:style-name="P1"><text:tab/>egyház szakadás </text:p>
      <text:p text:style-name="P1"/>
      <text:p text:style-name="P1"><text:tab/><text:span text:style-name="T2">nemzeti nyelv használata </text:span><text:span text:style-name="T1"><text:s/></text:span></text:p>
      <text:p text:style-name="P1"/>
      <text:p text:style-name="P1"><text:tab/><text:span text:style-name="T2">könyv nyomtatás megjelenése és elterjedése </text:span></text:p>
      <text:p text:style-name="P1"/>
      <text:p text:style-name="P1"><text:tab/><text:span text:style-name="T2">az egyház a vallás megújulása </text:span></text:p>
      <text:p text:style-name="P1"/>
      <text:p text:style-name="P3">ez az a háttér amiben a művei megjelentek </text:p>
      <text:p text:style-name="P3">tehetős ember volt első magyar magyarul író költő </text:p>
      <text:p text:style-name="P4">16. század második feláben volt</text:p>
      <text:p text:style-name="P4">a reformáció 1517</text:p>
      <text:p text:style-name="P4">balassi élet ism tk 20.o </text:p>
      <text:p text:style-name="P4"/>
      <text:p text:style-name="P4"/>
      <text:p text:style-name="P6">Balassi Bálint vitéz versei </text:p>
      <text:p text:style-name="P4"/>
      <text:p text:style-name="P6"><text:tab/>balassi élettörténései </text:p>
      <text:p text:style-name="P6"/>
      <text:p text:style-name="P6"><text:tab/>Bornemissza Péter <text:tab/><text:tab/>Balassi nevelője és maga is egy író </text:p>
      <text:p text:style-name="P6"><text:tab/><text:tab/><text:tab/><text:tab/><text:tab/>volt és fordító magyarra fordította </text:p>
      <text:p text:style-name="P6"><text:tab/><text:tab/><text:tab/><text:tab/><text:tab/>Szophoklesz Elektra (első műfordítás )</text:p>
      <text:p text:style-name="P6"/>
      <text:p text:style-name="P6"><text:tab/><text:span text:style-name="T3">szerelmi költészet döntő többségében a júlia versek </text:span></text:p>
      <text:p text:style-name="P7"><text:tab/><text:span text:style-name="T3">egervárában volt katonatiszt innen erednek a katona versek </text:span></text:p>
      <text:p text:style-name="P8"><text:tab/>esztergom ostrománál hősi halált halt </text:p>
      <text:p text:style-name="P7"/>
      <text:p text:style-name="P8">HF balassa kódex kijegyzetelés </text:p>
      <text:p text:style-name="P8"/>
      <text:p text:style-name="P9">egy katona ének </text:p>
      <text:p text:style-name="P9"/>
      <text:p text:style-name="P9"/>
      <text:p text:style-name="P9"/>
      <text:p text:style-name="P9"/>
      <text:p text:style-name="P9"/>
      <text:p text:style-name="P10"><text:soft-page-break/>Egy katona ének </text:p>
      <text:p text:style-name="P10"/>
      <text:p text:style-name="P10">-versforma jellemzői <text:span text:style-name="T4">3 soros versszakok, </text:span><text:span text:style-name="T5">kötött szótag számú vers</text:span><text:span text:style-name="T6"> ütem hangsújlyos verselés </text:span></text:p>
      <text:p text:style-name="P10">- <text:span text:style-name="T4">rímelése bokor rím</text:span></text:p>
      <text:p text:style-name="P10"><text:tab/><text:tab/><text:tab/><text:span text:style-name="T7">tiszta rím a sor végén egy vagy több szótagban nem csak a magánhangzók de a <text:tab/><text:tab/><text:tab/><text:tab/>mással hangzók is megeggyeznek <text:tab/><text:tab/><text:tab/>nem tiszta rím = asszonánc</text:span></text:p>
      <text:p text:style-name="P10"/>
      <text:p text:style-name="P11">a versszakok minden sorát 2 belső rím 3 egységre osztja </text:p>
      <text:p text:style-name="P11"><text:s/>balassi strófa:</text:p>
      <text:p text:style-name="P11"><text:tab/><text:tab/>3 sorból áll</text:p>
      <text:p text:style-name="P11"><text:tab/><text:tab/>minden sort 3 részre oszt rímekkel <text:s/></text:p>
      <text:p text:style-name="P11"><text:tab/><text:tab/>van sorvégi és belső rímelése </text:p>
      <text:p text:style-name="P11"/>
      <text:p text:style-name="P12">HF vers tartalmi és stilisztikai (stílus) jellemzői 2 tartalmi érv hogy ez a vers reneszánsz költemény </text:p>
      <text:p text:style-name="P12"/>
      <text:p text:style-name="P13">evilági élvezetek 3. versszak katonai viselet</text:p>
      <text:p text:style-name="P14">és tájleírás 1. versszak </text:p>
      <text:p text:style-name="P15">a jó hírért hírnévét mindent hátra hagynak </text:p>
      <text:p text:style-name="P15">szembe megy a középkori val mert itt erdekli őket a hírnév </text:p>
      <text:p text:style-name="P15"/>
      <text:p text:style-name="P15"/>
      <text:p text:style-name="P15">ó én édes hazám (szöv.gy. 43-44)</text:p>
      <text:p text:style-name="P15"/>
      <text:p text:style-name="P15"/>
      <text:p text:style-name="P15">a vers formai jellemzői </text:p>
      <text:p text:style-name="P15">4 srors versszakok </text:p>
      <text:p text:style-name="P16">bokor rím talán asszonanc szütagszámláló és felező 12 es </text:p>
      <text:p text:style-name="P16"/>
      <text:p text:style-name="P16">tartalmi elemzés : </text:p>
      <text:p text:style-name="P16"><text:tab/>ez egy búcsú versmivel búcsúzik a hazájától mert el kell mennie </text:p>
      <text:p text:style-name="P16"/>
      <text:p text:style-name="P17">1vsz <text:tab/>hazaszeretet (első hazafias vers)</text:p>
      <text:p text:style-name="P17"><text:tab/>kereszténység védelmezőjének mutatja be </text:p>
      <text:p text:style-name="P17"><text:tab/></text:p>
      <text:p text:style-name="P17"/>
      <text:p text:style-name="P17">2vsz <text:s/><text:tab/>búcsúzik az egriektől és dicséri vitézségüket és mintanak mondja (tükör = minta példa)</text:p>
      <text:p text:style-name="P17"/>
      <text:p text:style-name="P17">3vsz <text:tab/>sok szerencsét és egésséget kíván a vitézeknek és lovaknak </text:p>
      <text:p text:style-name="P17"/>
      <text:p text:style-name="P17">4vsz <text:tab/>azt kéri hogya fegyverzetet ne kelljen már használniuk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oft-page-break/>Barokk művészet és irodalom </text:p>
      <text:p text:style-name="P19"/>
      <text:p text:style-name="P19">A barokk születése / eredete </text:p>
      <text:p text:style-name="P19"/>
      <text:p text:style-name="P34">Barokk és reneszánsz </text:p>
      <text:p text:style-name="P34"/>
      <text:p text:style-name="P35">sok szempontból ellentéte a reneszánsznak</text:p>
      <text:p text:style-name="P35">a letisztult egyszerű antik mintájú reneszánszt váltja a túldíszítettség a pompa és a monumentalitás </text:p>
      <text:p text:style-name="P36">a földi lét hangsőlyát megint a túlvilági élet felé tolj el mint a középkor </text:p>
      <text:p text:style-name="P36">minden isten által és istenben nyerhet értelmet a legfőbb célja az isteni világ elérése volt </text:p>
      <text:p text:style-name="P36">a hmvasonlóság hogy mindkettőnek fontos az antik műveltség </text:p>
      <text:p text:style-name="P36">és ez inkább a reneszánsz folytatása csak új kereteken belül </text:p>
      <text:p text:style-name="P19"/>
      <text:p text:style-name="P19"><text:span text:style-name="T8">Barokk képzőművészete</text:span> </text:p>
      <text:p text:style-name="P19"/>
      <text:p text:style-name="P20">lauráé </text:p>
      <text:p text:style-name="P20"/>
      <text:p text:style-name="P21">hf mind 2 részt mellé</text:p>
      <text:p text:style-name="P21"/>
      <text:p text:style-name="P21"/>
      <text:p text:style-name="P21"/>
      <text:p text:style-name="P22">Magyar barokk irodalom </text:p>
      <text:p text:style-name="P22">(Pázmány Péter)</text:p>
      <text:p text:style-name="P22"/>
      <text:p text:style-name="P23">esztergomi érsek <text:tab/><text:tab/>nagyszombat (török megszállás)</text:p>
      <text:p text:style-name="P23">1635 egyetem alapítás <text:tab/><text:tab/>(királyi egyetem)<text:tab/>18. században pestre költözött </text:p>
      <text:p text:style-name="P23"><text:tab/><text:tab/><text:tab/><text:tab/><text:tab/>később felvette alapítója nevét <text:tab/>20. századtól <text:tab/><text:tab/><text:tab/><text:tab/><text:tab/><text:tab/><text:tab/><text:tab/>Eötvös Lóránd tudomány egyetem </text:p>
      <text:p text:style-name="P23">PRÉDIKÁCIÓ <text:tab/><text:tab/>1 műfaj javában ezt használta </text:p>
      <text:p text:style-name="P23"/>
      <text:p text:style-name="P23">kijegyzetelni 52. o </text:p>
      <text:p text:style-name="P23">hf szgy 56 57.o olv.</text:p>
      <text:p text:style-name="P23"/>
      <text:p text:style-name="P23"/>
      <text:p text:style-name="P23"/>
      <text:p text:style-name="P24">Zrínyi Miklós </text:p>
      <text:p text:style-name="P25">1620-1664</text:p>
      <text:p text:style-name="P25">apjuk korán hunyt el </text:p>
      <text:p text:style-name="P25">a gyámi tanácsban pázmány péter is részt vett</text:p>
      <text:p text:style-name="P25">művelt ember volt és ssok nyelven tudott csáktornyán élt</text:p>
      <text:p text:style-name="P25">gyümölcsöző gazdaságokat hozott létre </text:p>
      <text:p text:style-name="P25">sokat hadakozott a törökkel </text:p>
      <text:p text:style-name="P25"/>
      <text:p text:style-name="P26">had tudományi s történelmmi : magyar nyelven irta nem nemzetközin (latin)</text:p>
      <text:p text:style-name="P25"/>
      <text:p text:style-name="P25">-<text:span text:style-name="T9">vitéz hadnagy </text:span></text:p>
      <text:p text:style-name="P25">-<text:span text:style-name="T9">tábori szabályzat </text:span></text:p>
      <text:p text:style-name="P25">-<text:span text:style-name="T9">mátyás király életéről való elmélkedés</text:span></text:p>
      <text:p text:style-name="P25"/>
      <text:p text:style-name="P27"><text:soft-page-break/>a sirály </text:p>
      <text:p text:style-name="P27">Vígh szinház </text:p>
      <text:p text:style-name="P27">nov. 29. kedd</text:p>
      <text:p text:style-name="P27">4-5000</text:p>
      <text:p text:style-name="P27">+ 2-3000 ha busz</text:p>
      <text:p text:style-name="P27"/>
      <text:p text:style-name="P27"/>
      <text:p text:style-name="P27"/>
      <text:p text:style-name="P28">szigeti veszedelem </text:p>
      <text:p text:style-name="P28"/>
      <text:p text:style-name="P29">eposz </text:p>
      <text:p text:style-name="P29">homérosz: Iliász és Odüsszeia </text:p>
      <text:p text:style-name="P29"/>
      <text:p text:style-name="P29">eposz : műfaj : </text:p>
      <text:p text:style-name="P29"><text:tab/><text:tab/>tartalmi formai meghatározás : </text:p>
      <text:p text:style-name="P29"><text:tab/><text:tab/><text:tab/>hosszú nagy terjedelmű elbeszélő költemény (epikus mű)</text:p>
      <text:p text:style-name="P30"><text:tab/><text:tab/><text:tab/><text:span text:style-name="T11">hexameteres / </text:span>verses formában íródott és </text:p>
      <text:p text:style-name="P30"><text:tab/><text:tab/><text:tab/>1 rendkívüli képességű hősről szól </text:p>
      <text:p text:style-name="P29"><text:tab/><text:tab/><text:tab/>akinek a tette a teljes közösségre hatással van </text:p>
      <text:p text:style-name="P29"><text:tab/><text:tab/><text:tab/><text:span text:style-name="T10">akhilleusz és a tette</text:span></text:p>
      <text:p text:style-name="P29"><text:tab/><text:tab/><text:tab/><text:span text:style-name="T10">odüsszeusz </text:span></text:p>
      <text:p text:style-name="P29"><text:tab/><text:tab/><text:tab/><text:span text:style-name="T5">mindig voltak természet feletti erők és istenek</text:span></text:p>
      <text:p text:style-name="P29"/>
      <text:p text:style-name="P29"><text:tab/><text:tab/>kellékek kötelező elemek : <text:span text:style-name="T11"><text:s/></text:span></text:p>
      <text:p text:style-name="P28"><text:tab/><text:tab/><text:tab/><text:span text:style-name="T11">invokáció / </text:span><text:span text:style-name="T10">valamilyen isteni segítség kérése </text:span></text:p>
      <text:p text:style-name="P28"><text:tab/><text:tab/><text:tab/><text:span text:style-name="T10">in medias res / bevezetés nélkül</text:span></text:p>
      <text:p text:style-name="P28"><text:tab/><text:tab/><text:tab/><text:span text:style-name="T10">deux ex machina / isteni beavatkozás </text:span></text:p>
      <text:p text:style-name="P28"><text:tab/><text:tab/><text:tab/><text:span text:style-name="T11">prepozíció / téma megjelölése</text:span></text:p>
      <text:p text:style-name="P28"><text:tab/><text:tab/><text:tab/><text:span text:style-name="T11">seregszemle / hosszan leírni a vezéreket alvezéreket </text:span></text:p>
      <text:p text:style-name="P28"><text:tab/><text:tab/><text:tab/><text:span text:style-name="T11">főszereplőre állandó jelzők / hókaru héra </text:span></text:p>
      <text:p text:style-name="P31"/>
      <text:p text:style-name="P28"/>
      <text:p text:style-name="P28">zrínyi életét ki kell jegyzetelni </text:p>
      <text:p text:style-name="P28"/>
      <text:p text:style-name="P32">szigeti veszedelem </text:p>
      <text:p text:style-name="P32">Zrínyi Miklós eposza </text:p>
      <text:p text:style-name="P33">1645-1647 ig írta</text:p>
      <text:p text:style-name="P31">antik eposz jellemzői</text:p>
      <text:p text:style-name="P31">ism </text:p>
      <text:p text:style-name="P31"/>
      <text:p text:style-name="P37">55/56.o<text:tab/>szigeti veszedelem olv </text:p>
      <text:p text:style-name="P37"/>
      <text:p text:style-name="P38">az eposz szigetvár 1566 os ostromát idézi fel, de fiktív leírást ad </text:p>
      <text:p text:style-name="P38">(fiktív = eltér a valóságtól) </text:p>
      <text:p text:style-name="P38">az eposzban szigetvár kapitánya öli meg szulejmánt </text:p>
      <text:p text:style-name="P38">szigetvár kapitánya az író dédnagyapja </text:p>
      <text:p text:style-name="P38"/>
      <text:p text:style-name="P38">az író által használt források: családi emlékezet további írásos beszámolók </text:p>
      <text:p text:style-name="P38"/>
      <text:p text:style-name="P39"><text:soft-page-break/>zríni muzsának szűz máriát tekinti </text:p>
      <text:p text:style-name="P39"/>
      <text:p text:style-name="P39">fegyvert és vitézt éneklek, török hatalmát </text:p>
      <text:p text:style-name="P40">u <text:s text:c="6"/>u <text:s text:c="3"/>- <text:s text:c="3"/>u <text:s/>- <text:s text:c="3"/>- <text:s/>u <text:s text:c="2"/>u <text:s text:c="4"/>u u <text:s text:c="4"/>u <text:s/>u <text:s/>-</text:p>
      <text:p text:style-name="P40"/>
      <text:p text:style-name="P41">nem hexameter </text:p>
      <text:p text:style-name="P41"/>
      <text:p text:style-name="P41"/>
      <text:p text:style-name="P42">kövi héten szigeti veszedelem és Zrínyi miki doga </text:p>
      <text:p text:style-name="P43">tk 59-74</text:p>
      <text:p text:style-name="P42"/>
      <text:p text:style-name="P42">az eposz főszereplői </text:p>
      <text:p text:style-name="P42">Zrínyi és Szulejmán </text:p>
      <text:p text:style-name="P42"/>
      <text:p text:style-name="P42">a török harcok indoklása „a magyarság bűnei” <text:s/>tk 58- 60.o </text:p>
      <text:p text:style-name="P42"/>
      <text:p text:style-name="P42"><text:tab/>7.vsz <text:s/>jezés krisztus parancsait, elveit megszegték </text:p>
      <text:p text:style-name="P42"/>
      <text:p text:style-name="P42"><text:tab/>8.vsz konkrétan sorolja a magyarok bűneit</text:p>
      <text:p text:style-name="P42"/>
      <text:p text:style-name="P43"><text:tab/>a legfőbb konkrét bűn Zrínyi szemében a reformáci, az eltérés a katolikus hittől</text:p>
      <text:p text:style-name="P43"/>
      <text:p text:style-name="P43"><text:tab/>Zrínyi a magyarság bűneivel hibáival rossz döntéseivel indokolja a történelmi kudarcokat, <text:tab/>vereségeket</text:p>
      <text:p text:style-name="P43"/>
      <text:p text:style-name="P43"><text:tab/>a szultán jellemzése 31.vsz-4<text:span text:style-name="T12">3</text:span>.vsz</text:p>
      <text:p text:style-name="P43"/>
      <text:p text:style-name="P43"><text:tab/><text:span text:style-name="T12">alova gyönyö</text:span><text:span text:style-name="T14">rű</text:span><text:span text:style-name="T12"> de vérszomjasnak festi le a szultánt is szép öltözetben de a szeme nézéséből látni lehet hogy keresi az új területet hova vigyen pusztítást és emellett ecseteli a török hadat de ez lényegében seregszemle </text:span></text:p>
      <text:p text:style-name="P43"/>
      <text:p text:style-name="P44">a szulejmán jellemzése tényleg a 43. tól kezdődik </text:p>
      <text:p text:style-name="P44"/>
      <text:p text:style-name="P45">szultán jellemzése: okosnak írja le a költő csak az mondja még hogy nem keresztény </text:p>
      <text:p text:style-name="P45"/>
      <text:p text:style-name="P45">milyen eposzi jellemzők érvényesülnek az 1- 50. versszakig </text:p>
      <text:p text:style-name="P45">segélykérés </text:p>
      <text:p text:style-name="P45">seregszemle </text:p>
      <text:p text:style-name="P45">deux ex machina </text:p>
      <text:p text:style-name="P45">invokáció</text:p>
      <text:p text:style-name="P45">prepozíció </text:p>
      <text:p text:style-name="P45"/>
      <text:p text:style-name="P46">Zrínyi imája <text:s/></text:p>
      <text:p text:style-name="P46"/>
      <text:p text:style-name="P46"/>
      <text:p text:style-name="P49">67. verszak bibliai utalásokat t<text:span text:style-name="T14">a</text:span>rtalmaz 1 ik teremtés a másik pedig a bűnbeesés</text:p>
      <text:p text:style-name="P50">nyelvtanilag szenvedő igealany fejezi ki a csodát (láttatott)</text:p>
      <text:p text:style-name="P50">a feszület meghajolását <text:s/>78.vsz <text:s text:c="2"/></text:p>
      <text:p text:style-name="P50">isten vértanu halált ad zrínyinek és elmondja a jövőjét </text:p>
      <text:p text:style-name="P47"><text:soft-page-break/></text:p>
      <text:p text:style-name="P46">Zrínyi <text:span text:style-name="T13">szózata</text:span></text:p>
      <text:p text:style-name="P46"/>
      <text:p text:style-name="P51">hf tk61.o</text:p>
      <text:p text:style-name="P52">szózat= szónoklat beszéd </text:p>
      <text:p text:style-name="P52">vörösmarty mihály </text:p>
      <text:p text:style-name="P52"/>
      <text:p text:style-name="P52">ha legyőzik szulejmánt övék a dicsősség </text:p>
      <text:p text:style-name="P52">harcolhatnak a hazajukért </text:p>
      <text:p text:style-name="P53">hogy ha el is buknak dicsőséggel buknak hisza magyarságot védik </text:p>
      <text:p text:style-name="P53"/>
      <text:p text:style-name="P53">mivel igyekszik zrínyi lelkesíteni a katonáit </text:p>
      <text:p text:style-name="P53"/>
      <text:p text:style-name="P53">családjukért hazájukért és magukért harcolnak </text:p>
      <text:p text:style-name="P53"/>
      <text:p text:style-name="P53">saját hírnevükért dicsőségükért</text:p>
      <text:p text:style-name="P53">(balassinál is fontos cél a hírnév a becsvágy a dicsőség megszerzése )</text:p>
      <text:p text:style-name="P53"/>
      <text:p text:style-name="P53">mindeki figyel rájuk mindenki drukkol nekik </text:p>
      <text:p text:style-name="P53"/>
      <text:p text:style-name="P53">nem akárkivel harcolnak a legnagyobb hatalommal </text:p>
      <text:p text:style-name="P53"/>
      <text:p text:style-name="P53">27.vsz keresztény is hazáukért is 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>és9.én doga szigeti vesszedelemből</text:p>
      <text:p text:style-name="P48"/>
      <text:p text:style-name="P54">az eposz végkifejlete, befejezése </text:p>
      <text:p text:style-name="P54"/>
      <text:p text:style-name="P54">eszmei mondanivalója </text:p>
      <text:p text:style-name="P55">Zrínyi szózatához kapcsolódik ez az eszmei mondanivaló </text:p>
      <text:p text:style-name="P55">legfőbb érték Zrínyi számára a vallás a kereszténység a hit </text:p>
      <text:p text:style-name="P55">önmagát is krisztus katonájának tekinti </text:p>
      <text:p text:style-name="P55">krisztus katonái </text:p>
      <text:p text:style-name="P55">athleta cristi </text:p>
      <text:p text:style-name="P54"/>
      <text:p text:style-name="P54">verselés (Zrínyi-strófa)</text:p>
      <text:p text:style-name="P55">időmértékes helyett ütemhansúlyos és szótagszámláló </text:p>
      <text:p text:style-name="P55">bokor rím szabályos 4 soros versszakok </text:p>
      <text:p text:style-name="P54"/>
      <text:p text:style-name="P54">cselekmény (mártír halál)</text:p>
      <text:p text:style-name="P55">kirohanás, történelmi háttér </text:p>
      <text:p text:style-name="P56">hős önfeláldozással rohannak ki nem menekíteni akarják az életüket </text:p>
      <text:p text:style-name="P56"/>
      <text:p text:style-name="P56"><text:soft-page-break/>eposzi hasonlat 16.ének 56. versszak </text:p>
      <text:p text:style-name="P56"/>
      <text:p text:style-name="P57">végig olv</text:p>
      <text:p text:style-name="P54"/>
      <text:p text:style-name="P58">Mikes Kelemen</text:p>
      <text:p text:style-name="P58">levelei</text:p>
      <text:p text:style-name="P58">magánlevél (a tartalma miatt bekerrülhet az irodalomba ha </text:p>
      <text:p text:style-name="P58">egy íróról vagy egy történelmi személyről szól )</text:p>
      <text:p text:style-name="P58">irodalmi levél (műfaj)</text:p>
      <text:p text:style-name="P58">episztola </text:p>
      <text:p text:style-name="P58">az irodalmi levelet eleve közönség számára írja az író </text:p>
      <text:p text:style-name="P54"/>
      <text:p text:style-name="P58">fiktív magánlevél (a címzetje kitalált személy)</text:p>
      <text:p text:style-name="P58"/>
      <text:p text:style-name="P58">tk 64.oldal </text:p>
      <text:p text:style-name="P58">ki mikes kelemen</text:p>
      <text:p text:style-name="P59">szgy 3 levele legalább 1 et olv</text:p>
      <text:p text:style-name="P58"/>
      <text:p text:style-name="P54"/>
      <text:p text:style-name="P60">felvilágosodás irodlama </text:p>
      <text:p text:style-name="P60"/>
      <text:p text:style-name="P60">Francia Klasszicista dráma </text:p>
      <text:p text:style-name="P60"/>
      <text:p text:style-name="P60">17.században francia országban jön létre ez az újfajta dráma írás és színjátszás </text:p>
      <text:p text:style-name="P61">a reneszánsz és barokk hoz képest új <text:tab/>Mégpedig úgy alkotnak újat hogy vissza nyúlnak a múltba és ezáltal felújítják az antik színjátszás és drámaírás elveit módszereit </text:p>
      <text:p text:style-name="P61"/>
      <text:p text:style-name="P61">antik korszak = klasszikus korszak <text:tab/><text:tab/> latinul a legjpbbat jelenti és akkor úgy gondolták hogy ez <text:tab/><text:tab/><text:tab/><text:tab/><text:tab/><text:tab/><text:tab/>a legjobb korszak </text:p>
      <text:p text:style-name="P61"/>
      <text:p text:style-name="P61">ismétlés </text:p>
      <text:p text:style-name="P61">ógörög dráma és színház <text:tab/><text:tab/><text:tab/><text:tab/><text:tab/> reneszánsz dráma és színház <text:s/></text:p>
      <text:p text:style-name="P54"><text:tab/><text:tab/><text:tab/><text:tab/><text:tab/><text:tab/><text:tab/><text:tab/></text:p>
      <text:p text:style-name="P61">teátrum <text:tab/><text:tab/><text:tab/><text:tab/><text:tab/><text:tab/><text:tab/> mozgószínház</text:p>
      <text:p text:style-name="P61">csak férfiak<text:tab/><text:tab/><text:tab/><text:tab/><text:tab/><text:tab/><text:tab/> vásárnapokon volt általában </text:p>
      <text:p text:style-name="P61">maszkok <text:tab/><text:tab/><text:tab/><text:tab/><text:tab/><text:tab/><text:tab/> csak férfiak még mindig</text:p>
      <text:p text:style-name="P61">csak nappal<text:tab/><text:tab/><text:tab/><text:tab/><text:tab/><text:tab/><text:tab/>globe fedett színház fából </text:p>
      <text:p text:style-name="P61"><text:span text:style-name="T15">egy helyszínen volt </text:span><text:s/><text:tab/><text:tab/><text:tab/><text:tab/><text:tab/><text:tab/><text:span text:style-name="T15">több drámai színtér is volt </text:span></text:p>
      <text:p text:style-name="P62">csak mítoszokat adhattak elő</text:p>
      <text:p text:style-name="P62">cselekményteln volt naggyából </text:p>
      <text:p text:style-name="P62">kórus</text:p>
      <text:p text:style-name="P62">egy helyen egy időben 1 cselekmény</text:p>
      <text:p text:style-name="P62">3as egység elve </text:p>
      <text:p text:style-name="P62">hf 76.oldalról klasszicizmus 78.o jegyzet </text:p>
      <text:p text:style-name="P54"/>
      <text:p text:style-name="P54"/>
      <text:p text:style-name="P54"/>
      <text:p text:style-name="P54"/>
      <text:p text:style-name="P54"/>
      <text:p text:style-name="P63"><text:soft-page-break/>molier tartuffe dráma</text:p>
      <text:p text:style-name="P63"/>
      <text:p text:style-name="P64">Tartuffe (komédia)</text:p>
      <text:p text:style-name="P64"/>
      <text:p text:style-name="P64">Molier: francia drámaíró</text:p>
      <text:p text:style-name="P64"><text:tab/> 17.század</text:p>
      <text:p text:style-name="P64"/>
      <text:p text:style-name="P64">komédia műfaj: a főhős törekvése sikeres azt az értéket amit képvisel értékesíteni tudja </text:p>
      <text:p text:style-name="P64"><text:tab/><text:tab/> <text:s text:c="2"/>vagy a rosszat akaró főhős kudarcot vall </text:p>
      <text:p text:style-name="P64"><text:tab/><text:tab/> <text:s text:c="2"/>a francia klasszicita komédia mindkét típusával szemben elvárták hogy mulatságos <text:tab/><text:tab/><text:tab/> <text:s text:c="2"/>legyen</text:p>
      <text:p text:style-name="P64"/>
      <text:p text:style-name="P64">a tartuff fordított komédia a főhős egy rosszat akaró álszent hazudozó aki behízelgi magát egy gazdag családhoz egy Orgon nevű emberhez </text:p>
      <text:p text:style-name="P64"/>
      <text:p text:style-name="P64">és azt akarja elérni hogy az apa tagadja ki a gyermekeit és hadja rá a vagyonát és akkora befolyása van a családra hogy majdnem be is jön </text:p>
      <text:p text:style-name="P64"/>
      <text:p text:style-name="P66">a tartuffe-t mikor megírták az egyház ellenessége miatt betiltották hosszú időre</text:p>
      <text:p text:style-name="P66">eleve egy templomban ismerkedtek meg <text:tab/>tartuffe állandó imádkozásával állandó ájtatos megjelenéséve <text:tab/>és a ruházata</text:p>
      <text:p text:style-name="P66"/>
      <text:p text:style-name="P66"/>
      <text:p text:style-name="P65">hf<text:tab/> hogyan kerül tartuffe orgon családjához</text:p>
      <text:p text:style-name="P65"><text:tab/> 1 felvonás első jelenetét végig kell olvasni</text:p>
      <text:p text:style-name="P65"><text:tab/></text:p>
      <text:p text:style-name="P46">molier tartuffe</text:p>
      <text:p text:style-name="P46"/>
      <text:p text:style-name="P46"/>
      <text:p text:style-name="P66">komikus (írói) eszközök <text:span text:style-name="T16">(</text:span>a tartuffe ben<text:span text:style-name="T16">)</text:span></text:p>
      <text:p text:style-name="P66"/>
      <text:p text:style-name="P67">helyzetkomikum </text:p>
      <text:p text:style-name="P67">a szereplők közötti olyan szituáció ami a szereplők jellemétől függetlenül nevetséges hatást kelt</text:p>
      <text:p text:style-name="P67">pl.: asztal jelenet</text:p>
      <text:p text:style-name="P67"/>
      <text:p text:style-name="P67"/>
      <text:p text:style-name="P67">jellemkomikum <text:s/><text:span text:style-name="T17">1 olyan jellem vonás ami többnyire nevetségessé teszi az adott személyt</text:span></text:p>
      <text:p text:style-name="P67"><text:tab/><text:tab/> <text:s text:c="3"/><text:span text:style-name="T17">pl.: az állandó dicsekedés(hetvenkedés)</text:span></text:p>
      <text:p text:style-name="P67"/>
      <text:p text:style-name="P67"><text:tab/><text:tab/> <text:s text:c="3"/><text:span text:style-name="T17">olyan pozíció / foglalkozás amelyhez valamilyen szintű nevetségesség tartozik</text:span></text:p>
      <text:p text:style-name="P67"><text:tab/><text:tab/> <text:s text:c="3"/><text:span text:style-name="T17">pl tartuffe pernelle asszony (orgon annya) </text:span></text:p>
      <text:p text:style-name="P67"/>
      <text:p text:style-name="P68"><text:tab/>komikus eszközök a tartuffe első felvonás első jelenetében</text:p>
      <text:p text:style-name="P68"/>
      <text:p text:style-name="P68"/>
      <text:p text:style-name="P68"/>
      <text:p text:style-name="P68"/>
      <text:p text:style-name="P68"/>
      <text:p text:style-name="P68"/>
      <text:p text:style-name="P69"><text:soft-page-break/></text:p>
      <text:p text:style-name="P70">A felvilágosodás irodalma</text:p>
      <text:p text:style-name="P70"/>
      <text:p text:style-name="P70">Felvilágosodás : a 18. században zajlott és azon eszmék és társadalmi folyamatok összessége amelyek a polgárságot mint társadalmi csoportot juttatták hatalomra</text:p>
      <text:p text:style-name="P70"><text:tab/>a polgárság új eszméi és politikai törekvései </text:p>
      <text:p text:style-name="P70"/>
      <text:p text:style-name="P70">a legfőbb emberi érték a tudás</text:p>
      <text:p text:style-name="P70">korábban a legfőbb emberi érték a hit</text:p>
      <text:p text:style-name="P70">a tudás alapja pedig a józanész és a tapasztalat</text:p>
      <text:p text:style-name="P70">józanész <text:tab/><text:tab/>ráció <text:tab/><text:tab/>racionalizmus <text:tab/><text:tab/>gondolkodás</text:p>
      <text:p text:style-name="P70"/>
      <text:p text:style-name="P71">itt pedig a gondolkodás szemben a korábbi korszakok tekintélyelviségével</text:p>
      <text:p text:style-name="P71"/>
      <text:p text:style-name="P71">az ember eredendően jó és büntelen </text:p>
      <text:p text:style-name="P71">a felvilágosodás gondolkodói isten létét nem tagadták viszont úgyképzelték el a világot </text:p>
      <text:p text:style-name="P72">isten teremtette a világot de az irányításában és a működésében ne mvesz részt deizmus</text:p>
      <text:p text:style-name="P72"/>
      <text:p text:style-name="P72">a felvilágosodás irodalmi irányzatai</text:p>
      <text:p text:style-name="P72">2 irányzat </text:p>
      <text:p text:style-name="P72">klasszicizmus – szentimentalizmus </text:p>
      <text:p text:style-name="P72"/>
      <text:p text:style-name="P72">klasszicizmus </text:p>
      <text:p text:style-name="P72">korábbi eredetű de a felvilágosodásban teljesedik ki</text:p>
      <text:p text:style-name="P73">antik korszak mintájára fontos műfaj az óda a </text:p>
      <text:p text:style-name="P73">szabálykövetők a művek </text:p>
      <text:p text:style-name="P73">szemlélet módja a racionalizmus</text:p>
      <text:p text:style-name="P72"/>
      <text:p text:style-name="P72"/>
      <text:p text:style-name="P72">szentimentalizmus </text:p>
      <text:p text:style-name="P73">antikvitás értékeit nem tartották olyan fontosnak </text:p>
      <text:p text:style-name="P73">helyettük az emberi érzelmeket tartják a legfőbb témának</text:p>
      <text:p text:style-name="P73">kiemelten fontos a magány ábrázolása </text:p>
      <text:p text:style-name="P73">teljes alkotói szabadságot hirdet </text:p>
      <text:p text:style-name="P73">szabadon kezelták a szabályokát </text:p>
      <text:p text:style-name="P72"/>
      <text:p text:style-name="P72"/>
      <text:p text:style-name="P72"/>
      <text:p text:style-name="P74">hf 86 87.old olvasni </text:p>
      <text:p text:style-name="P75">enciklopédia jegyzetelés</text:p>
      <text:p text:style-name="P76">Rousseau értekezés az emberek közötti egyenlőtlenség eredetéről és alapjairól </text:p>
      <text:p text:style-name="P76"/>
      <text:p text:style-name="P76">rousseau szép irodalommal is foglalkozott </text:p>
      <text:p text:style-name="P76">a gondolatai eszméi azok a kéöbbi irodalomban nagy hatást fejtettek ki </text:p>
      <text:p text:style-name="P76">Csokonai Vitéz Mihály Vörösmarty Mihály Petőfi Sándor </text:p>
      <text:p text:style-name="P76"/>
      <text:p text:style-name="P76">a felvilágosodás értékeit vallja de kritikusan viszonyul a felvilágosodás eszméit </text:p>
      <text:p text:style-name="P76"/>
      <text:p text:style-name="P76"/>
      <text:p text:style-name="P76"><text:soft-page-break/></text:p>
      <text:p text:style-name="P76"><text:span text:style-name="T18">1 <text:tab/></text:span>emberek eredendően jónak születtek <text:span text:style-name="T18">ezt de a civilizáció megrontotta </text:span></text:p>
      <text:p text:style-name="P77">2 <text:tab/>az emberek közötti minden társadalmi egyenlőtlenség rossz </text:p>
      <text:p text:style-name="P77">3 <text:tab/>ezt nem csak 1 emberre érti hanem a történelem folyamatában is érti hogy elromlottunk </text:p>
      <text:p text:style-name="P77"><text:tab/>az ember erkölcsi megromlásának kiinduló pontja a magántulajdon megjelenése <text:s/></text:p>
      <text:p text:style-name="P77">tk</text:p>
      <text:p text:style-name="P77"/>
      <text:p text:style-name="P78">igaz is és nem is </text:p>
      <text:p text:style-name="P78">hf 10 mondatos fogalmazás ruszzo mondatai hoz <text:s/>érvelés </text:p>
      <text:p text:style-name="P78"/>
      <text:p text:style-name="P78"/>
      <text:p text:style-name="P78"/>
      <text:p text:style-name="P79">voltaire regénye </text:p>
      <text:p text:style-name="P79">szintén francia 18.századi író és szintén enciklopédista </text:p>
      <text:p text:style-name="P79"/>
      <text:p text:style-name="P79">Voltaire Candide </text:p>
      <text:p text:style-name="P79"/>
      <text:p text:style-name="P79">műfaja: nincs egységes műfaja hanem több műfaj jellemzőit ötvözi </text:p>
      <text:p text:style-name="P79"/>
      <text:p text:style-name="P79">tézisregény (tétel)</text:p>
      <text:p text:style-name="P79"><text:tab/><text:span text:style-name="T19">bibliai példázatok (a tékozló fiú)a példázatból nő ki </text:span></text:p>
      <text:p text:style-name="P79"><text:tab/>leibniz tétele egy logikai állítás a voltaire pedig a benne rejlő következtetést teszi nevetségessé</text:p>
      <text:p text:style-name="P79"/>
      <text:p text:style-name="P79">kalandregény </text:p>
      <text:p text:style-name="P79">utazások párharcok háborúk vannak benne de ezt is parodisztikusan teszi </text:p>
      <text:p text:style-name="P79"/>
      <text:p text:style-name="P79">paródia</text:p>
      <text:p text:style-name="P79"/>
      <text:p text:style-name="P79">a 3 leginkább felhasznált műfaj </text:p>
      <text:p text:style-name="P79"/>
      <text:p text:style-name="P80">Leibniz gondolata áll a középpontban </text:p>
      <text:p text:style-name="P80">leibniz tétele egy logikai állítás a voltaire pedig a benne rejlő következtetést teszi nevetségessé </text:p>
      <text:p text:style-name="P80"/>
      <text:p text:style-name="P80"/>
      <text:p text:style-name="P81">részletek a candide ból </text:p>
      <text:p text:style-name="P81">szgy 96.o</text:p>
      <text:p text:style-name="P81"/>
      <text:p text:style-name="P81"/>
      <text:p text:style-name="P81"/>
      <text:p text:style-name="P82">további 2 részlet helyszíne </text:p>
      <text:p text:style-name="P82">2. részlet eldorádó</text:p>
      <text:p text:style-name="P83">utazás eldorádóba </text:p>
      <text:p text:style-name="P83">Dél amerikában de egy fiktív képzelt helyszín / ország </text:p>
      <text:p text:style-name="P82"/>
      <text:p text:style-name="P84">békés </text:p>
      <text:p text:style-name="P84">nincsenek nézeteltérések </text:p>
      <text:p text:style-name="P84">1 istenhívők </text:p>
      <text:p text:style-name="P84">műveltnek tűnnek </text:p>
      <text:p text:style-name="P84">mindig törekednek a békére</text:p>
      <text:p text:style-name="P84"><text:soft-page-break/>börtön hiánya 1 rendkívül idealizát helyzet </text:p>
      <text:p text:style-name="P84">teljesen elszigetelt</text:p>
      <text:p text:style-name="P84">nehezn megközelíthető és elhagyható </text:p>
      <text:p text:style-name="P84"/>
      <text:p text:style-name="P85">voltaire szerint ideális államforma a királyság </text:p>
      <text:p text:style-name="P85">van vallás de nincs egyház dehizmus 1 ik jellemzője </text:p>
      <text:p text:style-name="P85"/>
      <text:p text:style-name="P85">utópisztikus idealizált állam</text:p>
      <text:p text:style-name="P84"/>
      <text:p text:style-name="P84"/>
      <text:p text:style-name="P82">3. részlet konstantinápoly</text:p>
      <text:p text:style-name="P82"/>
      <text:p text:style-name="P85">valós környezet mejbe egy valós élethelyzetet mutat </text:p>
      <text:p text:style-name="P85"/>
      <text:p text:style-name="P85">kisbirtokos gazdaságba kerülnek és ott kell élniük és dolgozniuk</text:p>
      <text:p text:style-name="P85"/>
      <text:p text:style-name="P85">hf olv 99.old </text:p>
      <text:p text:style-name="P85">és a tk 96-7 oldal </text:p>
      <text:p text:style-name="P85">2ből regény mondani valóját</text:p>
      <text:p text:style-name="P85"/>
      <text:p text:style-name="P85"/>
      <text:p text:style-name="P85"/>
      <text:p text:style-name="P86">német felvilágosodás </text:p>
      <text:p text:style-name="P86"/>
      <text:p text:style-name="P86">klasszika késöbb mint a francia klasszicizmus kb fél évszézaddal kezdődik később</text:p>
      <text:p text:style-name="P86"/>
      <text:p text:style-name="P86">klasszika elvei jellemzői megeggyeznek a felvilágosodás kori francia klasszicizmussal </text:p>
      <text:p text:style-name="P86">lásd </text:p>
      <text:p text:style-name="P86"/>
      <text:p text:style-name="P86">dráma és színjátszásbéli különbség</text:p>
      <text:p text:style-name="P86">nem vették át a 3as elvet a görög művészetből </text:p>
      <text:p text:style-name="P86">jobban szerették a shakespeari színházat és drámaírást (ezt részesítik előnyben)</text:p>
      <text:p text:style-name="P86"/>
      <text:p text:style-name="P86">Goethe ennek a korszaknak a legnagyobb írója </text:p>
      <text:p text:style-name="P86">híres műve a faust című drámai költemény (<text:span text:style-name="T20">hasonlít a </text:span>tragédi<text:span text:style-name="T20">ára</text:span> (emberiség költeménye)) <text:span text:style-name="T20">ez egy műfaj </text:span></text:p>
      <text:p text:style-name="P86"/>
      <text:p text:style-name="P86">dr faust tudós ember aki fiatal korában arra törekedett hogy mindent megtudjon és mindent megtett volna hogy minden tudást megszerezzen ezért az ördöggel is lepaktálna </text:p>
      <text:p text:style-name="P86">később a boldogságot keresi de azt sem találja <text:span text:style-name="T20">ezért lepaktál az ördöggel </text:span></text:p>
      <text:p text:style-name="P86"/>
      <text:p text:style-name="P86"/>
      <text:p text:style-name="P87">goethe</text:p>
      <text:p text:style-name="P87">balladái hatással lehettek arany jános költészetére is </text:p>
      <text:p text:style-name="P87"/>
      <text:p text:style-name="P87">tündérkirály</text:p>
      <text:p text:style-name="P87">ballada </text:p>
      <text:p text:style-name="P87">epikus jellegű cselekményt ábrázol </text:p>
      <text:p text:style-name="P87">de ugyanakkor párbeszéd is van benne </text:p>
      <text:p text:style-name="P87"/>
      <text:p text:style-name="P87"><text:soft-page-break/>mindig tragikus eseményt mond el </text:p>
      <text:p text:style-name="P87">vázlatos cselekmény ábrázolás </text:p>
      <text:p text:style-name="P87"/>
      <text:p text:style-name="P87">a balladában olvasott cselekmény rekonstruálása </text:p>
      <text:p text:style-name="P87"/>
      <text:p text:style-name="P88">10 15 mondat cselekmény leírása </text:p>
      <text:p text:style-name="P88"/>
      <text:p text:style-name="P89">Magyar felvilágosodás irodalma </text:p>
      <text:p text:style-name="P89"/>
      <text:p text:style-name="P89">18.század</text:p>
      <text:p text:style-name="P89">habsburg birodalom része vagyunk </text:p>
      <text:p text:style-name="P89">német hatással/ német felvilágosodás jut el </text:p>
      <text:p text:style-name="P89"/>
      <text:p text:style-name="P89">a társadalom vezető rétegei tudtak németül (nemesség és polgárság)</text:p>
      <text:p text:style-name="P89">lehetőség kevés volt az új eszmék megismerésére pl .: nem tudtak utazni európában </text:p>
      <text:p text:style-name="P89">egy ilyen lehetőség volt a testőríró / <text:span text:style-name="T21">ösztöndíj</text:span></text:p>
      <text:p text:style-name="P89">mária terézia volt aki kitalálta hogy bécsbe mehessenek olyan testőr ifjak <text:span text:style-name="T21">akik tanulgatni mentek bécsbe mgtetszett nekik a felvilágosodás és írók tudósok lette (testőríró)</text:span></text:p>
      <text:p text:style-name="P89"/>
      <text:p text:style-name="P90">Bessenyei György</text:p>
      <text:p text:style-name="P90"/>
      <text:p text:style-name="P90">106.o jegyzet </text:p>
      <text:p text:style-name="P90"/>
      <text:p text:style-name="P90">Bessenyei röpiratai </text:p>
      <text:p text:style-name="P90">felvilágosodás kori kifelyezés : cikk / tanulmány </text:p>
      <text:p text:style-name="P90"/>
      <text:p text:style-name="P90">magyarországi viszonyokhoz illeszti a felvilágosodás eszmélyit </text:p>
      <text:p text:style-name="P91">előfeltételének tekinti a magyar nyelv fejlesztését szókincsben helysírásban köznyelv kialakításában</text:p>
      <text:p text:style-name="P91">bessenyei javasolja az akadémi létrehozását (nyelvfejlesztő)</text:p>
      <text:p text:style-name="P91"/>
      <text:p text:style-name="P92">Bessenyei György , Kazinczy Ferenc</text:p>
      <text:p text:style-name="P92"/>
      <text:p text:style-name="P93">Bessenyei : Magyarság </text:p>
      <text:p text:style-name="P93"><text:tab/>- nyelvvesztés –---- herder <text:s text:c="3"/>a maygar nyelv sőt a magyarnép kihalását érzékelték (nemzethalál)</text:p>
      <text:p text:style-name="P93"><text:tab/></text:p>
      <text:p text:style-name="P93"><text:tab/>- idegen nyelv átvétele – Minden nemzet a maga nyelvén let tudós, de idegenen sohasem</text:p>
      <text:p text:style-name="P93"><text:tab/>az idegen nyelvvel szembe az anyanyelv az elsődleges a tudományban is </text:p>
      <text:p text:style-name="P93"/>
      <text:p text:style-name="P94">bessenyei gondolata a mai világban már nem érvényes </text:p>
      <text:p text:style-name="P94"/>
      <text:p text:style-name="P94">bessenyei és más írók gondolatai elindítják a nyelv újítást </text:p>
      <text:p text:style-name="P94"/>
      <text:p text:style-name="P94">ő csak elindítja de kazinczy viszi végig </text:p>
      <text:p text:style-name="P94">a nyelvújítás legfontosabb általános törekvése a szókincs bővítése </text:p>
      <text:p text:style-name="P94">egységes helyesírás kialakítása</text:p>
      <text:p text:style-name="P94">ezek után tud létre jönni írott köznyelv </text:p>
      <text:p text:style-name="P94">viszont a mindennapi beszédben a nyelvjárások </text:p>
      <text:p text:style-name="P94"/>
      <text:p text:style-name="P94">a helyesírás egységesítésében eggyet értettek de a szókincsbővítéssel voltak problémák </text:p>
      <text:p text:style-name="P94"><text:soft-page-break/>a legfőbb tevékenység az új szavak alkotása 111.o</text:p>
      <text:p text:style-name="P94"/>
      <text:p text:style-name="P95">nyelvújítás </text:p>
      <text:p text:style-name="P95"/>
      <text:p text:style-name="P95">egységes helyesírás </text:p>
      <text:p text:style-name="P95">kisebb nézeteltérések a betűk jelölésében és <text:span text:style-name="T22">a helyesírási alapelvek kialakításakor de meg eggyeztek </text:span></text:p>
      <text:p text:style-name="P96">akadémia első nagy munkája volt ez </text:p>
      <text:p text:style-name="P96">az akadémi elkészíti az első helyesírási szabályzatot </text:p>
      <text:p text:style-name="P96"/>
      <text:p text:style-name="P96">a szókincs fejlesztése / gyarapítása nehezebb volt mivel egyéni feladatnak gondolták </text:p>
      <text:p text:style-name="P96">minden író minden nyelvész tetszőlegesen alkot szavakat a saját írásaiban </text:p>
      <text:p text:style-name="P96">a szóalkotás nem csak az ötletszerű szóalkotást jelenti hanem átveszik a nyelvjárásból szakmai nyelvből idegen nyelvből vesznek át szavakat </text:p>
      <text:p text:style-name="P96">1811 Kazinczi Ferenc : <text:tab/> Tövisek és virágok (epigrammák)</text:p>
      <text:p text:style-name="P96"><text:tab/><text:tab/>új szavakat tartalmaz és a nyelvújítást propagálja ezekben a versekben </text:p>
      <text:p text:style-name="P96"/>
      <text:p text:style-name="P97">ortológusok <text:s/></text:p>
      <text:p text:style-name="P97"/>
      <text:p text:style-name="P97">kizárólag a magyar nyelvi hagomyányok </text:p>
      <text:p text:style-name="P97">belső fejlődés és lassú folyamat </text:p>
      <text:p text:style-name="P97"/>
      <text:p text:style-name="P97"/>
      <text:p text:style-name="P97">és neológusok </text:p>
      <text:p text:style-name="P97"/>
      <text:p text:style-name="P97">idegen nyelvi minta alapján és </text:p>
      <text:p text:style-name="P97">egy gyorsfolyamatként kepzelték el </text:p>
      <text:p text:style-name="P97"/>
      <text:p text:style-name="P97">112 . o pár nevet </text:p>
      <text:p text:style-name="P97"/>
      <text:p text:style-name="P97">tudományos vita volt cikkekel tanulmányokkal de alkalmaztak egy szokatlan módszert </text:p>
      <text:p text:style-name="P97">ami a gúnyirat </text:p>
      <text:p text:style-name="P97"/>
      <text:p text:style-name="P97">1813 mondolat erre példa </text:p>
      <text:p text:style-name="P98">felelet a mondolatra</text:p>
      <text:p text:style-name="P98"/>
      <text:p text:style-name="P98">példák a nyelvújítás gúnyirataira</text:p>
      <text:p text:style-name="P98"><text:s/></text:p>
      <text:p text:style-name="P98"/>
      <text:p text:style-name="P99">Csokonai vitéz mihály </text:p>
      <text:p text:style-name="P99"/>
      <text:p text:style-name="P99">első polgári nem nemesés nem pap költőnk </text:p>
      <text:p text:style-name="P99"/>
      <text:p text:style-name="P99">Debreceni református kollégiumban tanult </text:p>
      <text:p text:style-name="P99">sajátos iskola típus egészen az elemitől volt az egyetemi szintig</text:p>
      <text:p text:style-name="P99">híres költőink tanultak itt Móricz Zsigmond, Kölcsey, Ferenc Arany János, Fazekas Mihály</text:p>
      <text:p text:style-name="P99">nagyon jó képességű gyerek volt de kirúgták a képzés vége felé </text:p>
      <text:p text:style-name="P99">legáció martinovics ignác által szervezett jakobics forradalom </text:p>
      <text:p text:style-name="P99">(hasonló mint a francia forradalom)</text:p>
      <text:p text:style-name="P100">diéta (országgyűlés)magyar múzsa </text:p>
      <text:p text:style-name="P100"><text:soft-page-break/>Lilla versei voltak a leghíresebbek </text:p>
      <text:p text:style-name="P100"/>
      <text:p text:style-name="P102">Tartózkodó kérelem</text:p>
      <text:p text:style-name="P102">kersztrímes és a mássalhangzók is eggyenek és ezért tiszta rím is (asszonanc nem tiszta rím)</text:p>
      <text:p text:style-name="P102">tulipán metafora de egy népművészeti motívum is </text:p>
      <text:p text:style-name="P102">a felvilágosodás korszakának végén megváltozik a népművészet megítélése </text:p>
      <text:p text:style-name="P102">korábban nem volt értékes nem foglalkoztak vele innentől kezdve viszont éértékesnek gondolják és uténozni kezdik a népköltészetet és felhasználják pl.: a motívumait</text:p>
      <text:p text:style-name="P104">ez még nem népies dal / népdal teljes egészében nem felel meg egynépköltészeti alkotásnak </text:p>
      <text:p text:style-name="P104">ez egy rokoko dal (műfajaszerint)</text:p>
      <text:p text:style-name="P100"/>
      <text:p text:style-name="P100"/>
      <text:p text:style-name="P101">rokokó stílus</text:p>
      <text:p text:style-name="P101">olyan költemények amellyek rövidek egyszerűek de forma szempontból kidolgozottak </text:p>
      <text:p text:style-name="P101">(pontos rímelés, pontos ritmus, dallamosság)</text:p>
      <text:p text:style-name="P101">tartalmilag vidám szépségről szeretetről szerelemről szólnak (könnyed vidám versek<text:span text:style-name="T23">)</text:span></text:p>
      <text:p text:style-name="P103">kisebb hatású stílus irányzat 18.század vége 19.század eleje</text:p>
      <text:p text:style-name="P102">csokonainál sokszor találkozik a népiességgel</text:p>
      <text:p text:style-name="P101"/>
      <text:p text:style-name="P101"/>
      <text:p text:style-name="P101">népies költészet </text:p>
      <text:p text:style-name="P101"/>
      <text:p text:style-name="P101"/>
      <text:p text:style-name="P101"/>
      <text:p text:style-name="P101">anakreón</text:p>
      <text:p text:style-name="P101"/>
      <text:p text:style-name="P104">HF a boldogság című vers olvasása 135.o </text:p>
      <text:p text:style-name="P104">ez is népies? </text:p>
      <text:p text:style-name="P104"/>
      <text:p text:style-name="P105">Az estve </text:p>
      <text:p text:style-name="P105">napszak</text:p>
      <text:p text:style-name="P105">leírás / ábrázolás </text:p>
      <text:p text:style-name="P105">szokásos iskolai feladat a régi oktatásban </text:p>
      <text:p text:style-name="P105">tanköltemény : tanulók által írt költemény </text:p>
      <text:p text:style-name="P105"><text:tab/><text:tab/> másik jelentése a politikai , filozófiai műfaj politikai erkölcsi eszméit a <text:tab/><text:tab/><text:tab/><text:tab/><text:tab/> felvilágosodásnak verses formában is megfogalmazták</text:p>
      <text:p text:style-name="P105"/>
      <text:p text:style-name="P105">Csokonai versére mind 2 értelemben mondhatjuk hogy tanköltemény </text:p>
      <text:p text:style-name="P105">leíró részt régebben elkészítette (pictura – t)</text:p>
      <text:p text:style-name="P105">gondolati rész (szentencia)</text:p>
      <text:p text:style-name="P106">2.szakasz csak részben pictura de legalább olyan mértékben egyszemélyes viszony vágy ohajok kifejezése </text:p>
      <text:p text:style-name="P106">a 4.szakasz 100% ig szentencia </text:p>
      <text:p text:style-name="P107">dicssérő ünneplő rész ódai jelleget ad a műnek </text:p>
      <text:p text:style-name="P107"/>
      <text:p text:style-name="P107"/>
      <text:p text:style-name="P107"/>
      <text:p text:style-name="P107"/>
      <text:p text:style-name="P107"/>
      <text:p text:style-name="P108"><text:soft-page-break/>a szentimentalizmus csokonai verseiben </text:p>
      <text:p text:style-name="P108"/>
      <text:p text:style-name="P108">felvilágosodás </text:p>
      <text:p text:style-name="P109">klasszicizmus és a szentimentalizmus </text:p>
      <text:p text:style-name="P109">ez a 2 stílus </text:p>
      <text:p text:style-name="P109"/>
      <text:p text:style-name="P109">szentimentalizmus </text:p>
      <text:p text:style-name="P109">érzelmek </text:p>
      <text:p text:style-name="P109">magány érzelme </text:p>
      <text:p text:style-name="P109">csokonainál keveredik a klasszicizmussal a költészete </text:p>
      <text:p text:style-name="P109">a 2 stílus sok költő költeményében keveredik össze vegyülve jelenik meg </text:p>
      <text:p text:style-name="P109">pl.: göthe műveiben </text:p>
      <text:p text:style-name="P109">csokonainál úgy hogy szentimentalista téma : magány </text:p>
      <text:p text:style-name="P109">de szigorú klasszicista verselést használ a verseiben </text:p>
      <text:p text:style-name="P109"/>
      <text:p text:style-name="P110">elvont fogalmat emberként ábrázol vagy mitológiai lényként ábrázol (allegória)</text:p>
      <text:p text:style-name="P110">másik jelentése hosszú (metafora) költői kép </text:p>
      <text:p text:style-name="P110"/>
      <text:p text:style-name="P112">a költemény nme egy panaszkodás a magány miatt hanem a magánynak egy több oldalú ábrázolása </text:p>
      <text:p text:style-name="P112">2 fő nézőpont az egyik magáé a költőé aki dicséri a magányt <text:tab/>a másik nézőpont azok a személyek akik nem szeretik a magányt </text:p>
      <text:p text:style-name="P111"/>
      <text:p text:style-name="P111"><text:span text:style-name="T24">hf 2. nézőpontra példa</text:span> </text:p>
      <text:p text:style-name="P111"/>
      <text:p text:style-name="P111"/>
      <text:p text:style-name="P111"/>
      <text:p text:style-name="P113">verselemzés </text:p>
      <text:p text:style-name="P113"/>
      <text:p text:style-name="P113">hf a reményhez megtanulni </text:p>
      <text:p text:style-name="P113"/>
      <text:p text:style-name="P113"/>
      <text:p text:style-name="P113">tartalmi elemzés </text:p>
      <text:p text:style-name="P113">4. versszak vs 7. versszak</text:p>
      <text:p text:style-name="P113">nem szereti a zajt – csendben megtalálható </text:p>
      <text:p text:style-name="P113">nem becsülik – a költők és bölcsek segítője </text:p>
      <text:p text:style-name="P113">nem szeretik – szeretik </text:p>
      <text:p text:style-name="P114"/>
      <text:p text:style-name="P114">a királyi udvarban = az unalommal búval – <text:s/></text:p>
      <text:p text:style-name="P114"><text:s/><text:tab/> – az erényesség forrássa is a magány ott születnek a gondolatok</text:p>
      <text:p text:style-name="P115">a csokonai korában a vers megállapításai akár teljes egészében érvényesek voltak </text:p>
      <text:p text:style-name="P115">mára megváltozhatott a vélemény a magányos alkotásról </text:p>
      <text:p text:style-name="P115"/>
      <text:p text:style-name="P115">mű formája </text:p>
      <text:p text:style-name="P115"/>
      <text:p text:style-name="P115">klasszicista </text:p>
      <text:p text:style-name="P115">a kereszt rím </text:p>
      <text:p text:style-name="P115">sorok hosszának változása </text:p>
      <text:p text:style-name="P115">páros rím egyedi rímrendszer többnyire teljes rímek </text:p>
      <text:p text:style-name="P115">ritmusra utaló szótagszámlálás utolsó 2 sorban mindig szójáték beli ismétlődés </text:p>
      <text:p text:style-name="P116"><text:soft-page-break/>A tihanyi Ekhóhoz </text:p>
      <text:p text:style-name="P116">echo visszhang </text:p>
      <text:p text:style-name="P116"/>
      <text:p text:style-name="P117">az ekhót megszemélyesíti (allegorizálja )</text:p>
      <text:p text:style-name="P117"><text:s/>maga a cím allegóriát tartalmaz úgy mint a magánossághoz című vers</text:p>
      <text:p text:style-name="P117"/>
      <text:p text:style-name="P117">a visszhangot érzékelteti hog minden versszak utolsó két sora ismétlődik </text:p>
      <text:p text:style-name="P117"/>
      <text:p text:style-name="P117">de egyébként nem mutatja be se a viszhangot se tihanyt </text:p>
      <text:p text:style-name="P118">ennek a versnek is a főtémája amagány de nagyon más </text:p>
      <text:p text:style-name="P118">egy oldalú ábrázolás arról hogy csokonainak mit jelent a magény </text:p>
      <text:p text:style-name="P118"/>
      <text:p text:style-name="P118">magány és a saját viszonyát mutatja be </text:p>
      <text:p text:style-name="P118">a lírai alany beszél a megszemélyesített nimfávsl de egy oldalú a beszélgetés </text:p>
      <text:p text:style-name="P118"/>
      <text:p text:style-name="P118">1 ik másik szereplő mg a volt szerelme lilla </text:p>
      <text:p text:style-name="P118">a másik ped rousseau </text:p>
      <text:p text:style-name="P119">csokonai példaképe volt a rousseau </text:p>
      <text:p text:style-name="P119"/>
      <text:p text:style-name="P120">verselemzés </text:p>
      <text:p text:style-name="P120"/>
      <text:p text:style-name="P120">144.oldal </text:p>
      <text:p text:style-name="P120">tartalmi elemzés </text:p>
      <text:p text:style-name="P120">6.versszak : lilla </text:p>
      <text:p text:style-name="P121">szokás vagy törvény hogy az apa dönt hogy kihez megy férjhez egy leány </text:p>
      <text:p text:style-name="P121"/>
      <text:p text:style-name="P121">7.versszak : régen a tihanyi félszigeten remeték is éltek </text:p>
      <text:p text:style-name="P121">teljes magányban lévő ember a vallásmiatt szegénységben </text:p>
      <text:p text:style-name="P121">8.versszak senki birtokát nem sérti ha ő is ott marad </text:p>
      <text:p text:style-name="P121">megjelenik a magántulajdonról alkotott elítélő vélekedés </text:p>
      <text:p text:style-name="P122">polgár jelentheti a polgárság eszméit, a felivágosodás eszméit </text:p>
      <text:p text:style-name="P122">jlentheti azt az embert is aki valamilyen jogokkal rendelkezik akinek van valamilyen kötődése a helyhez és így ez egy ironikus kijelentés </text:p>
      <text:p text:style-name="P122"/>
      <text:p text:style-name="P122">9.versszak </text:p>
      <text:p text:style-name="P122">romantikus vigasz a halál utáni megbecsülésben a halál utáni tiszteletben </text:p>
      <text:p text:style-name="P122"/>
      <text:p text:style-name="P123">népies költészet </text:p>
      <text:p text:style-name="P123">népköltészet hatására kialakuló költészet </text:p>
      <text:p text:style-name="P123">a 18.század végén megváltozott a népköltészet megitélése </text:p>
      <text:p text:style-name="P123">korábban semibe vették a népdalokat népköltészetet, nem tartották értékesnek </text:p>
      <text:p text:style-name="P123">felvilágosodás, romantika hatására megváltozik, felismerik az értékeit </text:p>
      <text:p text:style-name="P123"/>
      <text:p text:style-name="P123"/>
      <text:p text:style-name="P123">az írok, költők a saját műveikben is népköltészeti témákat, népköltészeti műformákat alkalmaznak</text:p>
      <text:p text:style-name="P123"/>
      <text:p text:style-name="P123"/>
      <text:p text:style-name="P123"/>
      <text:p text:style-name="P123"/>
      <text:p text:style-name="P123"><text:soft-page-break/>Szegény Zsuzsi, a táborozáskor</text:p>
      <text:p text:style-name="P123"/>
      <text:p text:style-name="P124">táborozás= be kell vonulnia katonának</text:p>
      <text:p text:style-name="P124">ez tipikus népköltészet téma volt régen </text:p>
      <text:p text:style-name="P124"/>
      <text:p text:style-name="P124">népköltészeti elemek, motívumok a versben : a szerelmesek gerlice párként való ábrázolása </text:p>
      <text:p text:style-name="P124"><text:tab/><text:tab/><text:tab/><text:tab/><text:tab/><text:tab/> <text:s text:c="2"/>rózsa </text:p>
      <text:p text:style-name="P124"/>
      <text:p text:style-name="P124">forma népköltészeti forma : <text:s/><text:tab/>egyszerübb mint az eddigiek </text:p>
      <text:p text:style-name="P124"><text:tab/><text:tab/><text:tab/><text:tab/>rímelése páros rím vagy bokor rím</text:p>
      <text:p text:style-name="P124"><text:tab/><text:tab/><text:tab/><text:tab/>nincsenek benne bonyolult költői eszközök </text:p>
      <text:p text:style-name="P124"><text:tab/><text:tab/><text:tab/><text:tab/>tiszta rím és a versszakok is egyszerű szerkezetűek </text:p>
      <text:p text:style-name="P124"><text:tab/><text:tab/><text:tab/><text:tab/>szerepvers : Lírai alany / lírai én szövege </text:p>
      <text:p text:style-name="P125">komikus víg eposz farsangi körülmények között </text:p>
      <text:p text:style-name="P125"/>
      <text:p text:style-name="P125"/>
      <text:p text:style-name="P126">Berzsenyi : Osztályrészem </text:p>
      <text:p text:style-name="P127">osztályrész : végrendelet örökség, hagyaték; amik megilletnek valakit egy bizonyos társadalmi helyzetben, amiben él</text:p>
      <text:p text:style-name="P127"/>
      <text:p text:style-name="P128">kies : szép gazdag jó </text:p>
      <text:p text:style-name="P128"/>
      <text:p text:style-name="P128">3.-4.versszak : jó lét és szabadság </text:p>
      <text:p text:style-name="P128"/>
      <text:p text:style-name="P128">na de elégedett e ezzel az osztályrészével ? </text:p>
      <text:p text:style-name="P129">5.vsz: nem csak hogy elégedett ezzel a helxzettel de még kevesebbel is beérné de szab egy feltételt csak a múzsa maradjon vele </text:p>
      <text:p text:style-name="P129">a legfőbb feltétele hogy költészettel foglalkozhasson </text:p>
      <text:p text:style-name="P129"/>
      <text:p text:style-name="P129"/>
      <text:p text:style-name="P129">költői eszközök megállspítása 1-2 versszak ban </text:p>
      <text:p text:style-name="P129"/>
      <text:p text:style-name="P129"/>
      <text:p text:style-name="P130">Berzsenyi – versek elemzése </text:p>
      <text:p text:style-name="P130"/>
      <text:p text:style-name="P130">1-2 versszak : a lírai alany szerephelyzetben 1 hajós, tengerész </text:p>
      <text:p text:style-name="P130">a költészetben az úgynevezettt életutat életpályát, azt gyakran utazásként ábrázoljál </text:p>
      <text:p text:style-name="P130">azon belül is sokszor tengeri utazásként</text:p>
      <text:p text:style-name="P130"/>
      <text:p text:style-name="P131">ezt úgyhívjuk hogy toposz (jellegzetes kép )</text:p>
      <text:p text:style-name="P131"/>
      <text:p text:style-name="P132">ezt a toposzt egy allegóriában helyezi el </text:p>
      <text:p text:style-name="P132">az allegória </text:p>
      <text:p text:style-name="P132">hosszan tartó költői kép </text:p>
      <text:p text:style-name="P132"/>
      <text:p text:style-name="P132">tündérkép : <text:tab/>milyen költői eszköz <text:tab/><text:tab/><text:tab/><text:tab/><text:tab/>jelentése </text:p>
      <text:p text:style-name="P132"><text:tab/><text:tab/>csonka metafora<text:tab/><text:tab/><text:tab/><text:tab/><text:tab/>lidérc délibáb semmi olyan fantázia <text:tab/><text:tab/><text:tab/><text:tab/><text:tab/><text:tab/><text:tab/><text:tab/><text:tab/><text:tab/>vagy gondolat </text:p>
      <text:p text:style-name="P132"><text:tab/><text:tab/>teljes metafora amikor az azonosító szó plusz azonsított kifejezés benne van a versben </text:p>
      <text:p text:style-name="P132"><text:soft-page-break/></text:p>
      <text:p text:style-name="P133">a közelítő tél </text:p>
      <text:p text:style-name="P133"/>
      <text:p text:style-name="P133">versforma </text:p>
      <text:p text:style-name="P133">(osztályrészem) </text:p>
      <text:p text:style-name="P133">4 soros az utolsó sora <text:s/>rövidebb </text:p>
      <text:p text:style-name="P133">nem tartalmaz rímeket</text:p>
      <text:p text:style-name="P133">ritmikus szótagszámláló = erős ritmikája van </text:p>
      <text:p text:style-name="P134">nem csak a vers sorok de a versszakok is szabályosak </text:p>
      <text:p text:style-name="P134">sok az utalás a versben a görög római mitológiára személynevek köznevek helynevek</text:p>
      <text:p text:style-name="P134"/>
      <text:p text:style-name="P133">lolli félig valós félig kitalált szerelme berzsényinek</text:p>
      <text:p text:style-name="P133"/>
      <text:p text:style-name="P135">rímtelenség a vefsben ami az antik költészet hatását mutatja </text:p>
      <text:p text:style-name="P135">ókori görög római költészet azonbelül is horatius hatása </text:p>
      <text:p text:style-name="P135">szabályos versszakok </text:p>
      <text:p text:style-name="P135">szótagszámláló minden sora </text:p>
      <text:p text:style-name="P135">ezek annak a jele hogy szigorú ritmus érvényesül a versben </text:p>
      <text:p text:style-name="P135">a vers sok antik mitológiai utalást tartalmaz tulajdonnevek köznevek</text:p>
      <text:p text:style-name="P135">a klasszicista stílus jellemzője hogy át kellemelni dolgokat a régi dolgokból </text:p>
      <text:p text:style-name="P135"/>
      <text:p text:style-name="P135"/>
      <text:p text:style-name="P135"/>
      <text:p text:style-name="P135">a vers tartalmi elemzése </text:p>
      <text:p text:style-name="P133"/>
      <text:p text:style-name="P135">első három versszak </text:p>
      <text:p text:style-name="P135">egy tájleírás a táj elemeiből meglehet ítélni magyarország melyik részéről szó </text:p>
      <text:p text:style-name="P135">valószínűleg balaton felvidék de nem biztos és az ősz végi időszaknak a leírása</text:p>
      <text:p text:style-name="P135">ez az évszak kapcsolódik hozzá negatív tájábrázolást használ </text:p>
      <text:p text:style-name="P136">azt írja le hogy mi nincs ami a másik időszakban van </text:p>
      <text:p text:style-name="P136"/>
      <text:p text:style-name="P137">a 4. versszak elvonatkoztat a tájábrázolástól </text:p>
      <text:p text:style-name="P137">és egy általános tapasztalatot mutat meg </text:p>
      <text:p text:style-name="P137">képszerűen fogalmazza meg a szárnyas idővel </text:p>
      <text:p text:style-name="P137"/>
      <text:p text:style-name="P138">hf ezt ábrázolni </text:p>
      <text:p text:style-name="P133"/>
      <text:p text:style-name="P133"/>
      <text:p text:style-name="P133"/>
      <text:p text:style-name="P139"/>
      <text:p text:style-name="P140">a közelítő tél stilisztikai elemzése </text:p>
      <text:p text:style-name="P140">(költői képek, eszközök)</text:p>
      <text:p text:style-name="P139"/>
      <text:p text:style-name="P140">1-3 versszak egy természetleírás negatív tájfestés</text:p>
      <text:p text:style-name="P140">a leírás szokásos eszközeit hazsnalja:<text:tab/>felsorolás </text:p>
      <text:p text:style-name="P140"><text:tab/><text:tab/><text:tab/><text:tab/><text:tab/><text:tab/>megszemélyesítéssel</text:p>
      <text:p text:style-name="P140"/>
      <text:p text:style-name="P140">a tájleírás a költészetben általában a legegyszerübb költői eszközöket használja</text:p>
      <text:p text:style-name="P140">plusz még gyakran a hasonlatot</text:p>
      <text:p text:style-name="P141"><text:soft-page-break/>4.versszak itt az idő mint elvont fogalom van megszemélyesítve</text:p>
      <text:p text:style-name="P141">„szárnyas idő” egyedi költői jelző <text:tab/><text:tab/>„és minden műve” nagyon tág jelentésű metafora ezzel <text:tab/>azonosítja mindazt amit az idő elhoz egy ember életében <text:tab/><text:tab/>érvényesül az egész versszakban az az allegória <text:tab/><text:tab/>„itt hágy szép tavaszom” elmúlt a fiatalsága és a tavasz az egy évszak szimbólika és azt jelenti hogy az évszakok egy egy életszakaszt jelölnek </text:p>
      <text:p text:style-name="P141">a másik tartalma <text:span text:style-name="T25">évszak szimbolikában nincs ciklikussága az évszakoknakezt is kifejezi a 6. versszak </text:span></text:p>
      <text:p text:style-name="P141"/>
      <text:p text:style-name="P142">hf 154.oldal olv szöveggyüjtemény </text:p>
      <text:p text:style-name="P142">episztola? <text:tab/><text:tab/></text:p>
      <text:p text:style-name="P142"/>
      <text:p text:style-name="P142"/>
      <text:p text:style-name="P142"/>
      <text:p text:style-name="P143">Kölcsey Ferenc <text:tab/>Himnusz</text:p>
      <text:p text:style-name="P143">HF himnusz keletkezése </text:p>
      <text:p text:style-name="P143">Cím <text:tab/><text:tab/>Műfajt megjelölő cím </text:p>
      <text:p text:style-name="P143">himnusz <text:tab/>kötelező része hogy istenhez szóló költemény (óda eggyik altípusa) </text:p>
      <text:p text:style-name="P143"><text:tab/><text:tab/>de nem dicséret a lényege hanem a kérés egy valamilyen közösség nemvében megfogalmazott kérést </text:p>
      <text:p text:style-name="P143"/>
      <text:p text:style-name="P143">tartalma : sok történelmi utalás és jelentés <text:tab/><text:tab/>sikeres dicsőséges történelmi elemek </text:p>
      <text:p text:style-name="P143"><text:tab/><text:tab/><text:tab/><text:tab/><text:tab/><text:tab/><text:tab/><text:tab/><text:span text:style-name="T26">Bécs elfoglalása </text:span></text:p>
      <text:p text:style-name="P143"><text:tab/><text:tab/><text:tab/><text:tab/><text:tab/><text:tab/><text:tab/><text:tab/><text:span text:style-name="T26">törökök ellni nyereségek</text:span></text:p>
      <text:p text:style-name="P143"><text:tab/><text:tab/><text:tab/><text:tab/><text:tab/><text:tab/><text:tab/>kudarc vereség </text:p>
      <text:p text:style-name="P143"><text:tab/><text:tab/><text:tab/><text:tab/><text:tab/><text:tab/><text:tab/><text:tab/><text:span text:style-name="T26">török uralom </text:span></text:p>
      <text:p text:style-name="P143"><text:tab/><text:tab/><text:tab/><text:tab/><text:tab/><text:tab/><text:tab/><text:tab/><text:span text:style-name="T26">ezutáni ország állapot </text:span></text:p>
      <text:p text:style-name="P143"/>
      <text:p text:style-name="P145"><text:tab/><text:tab/><text:tab/><text:tab/><text:tab/>4. Versszak a fordulópont</text:p>
      <text:p text:style-name="P143"/>
      <text:p text:style-name="P144">de ez nem kronológiai fodulópont hanem a szöveg szerkezetében fordulópont </text:p>
      <text:p text:style-name="P144">az a célja hogy az olvasó figylmét a bűnökre koncentrálja</text:p>
      <text:p text:style-name="P144">keresztény szemlélet alapján minden embernek és minden népnek van bűne</text:p>
      <text:p text:style-name="P146">kölcsey azt hangsújozza hogy már megkéne bocsátania </text:p>
      <text:p text:style-name="P146"/>
      <text:p text:style-name="P146"/>
      <text:p text:style-name="P146">vers szerkezete </text:p>
      <text:p text:style-name="P146">mi a másik szerkezeti sajátossága keretes szerkezet tartalmában vagy szó szerint ismétlődik a vers eleje és vége</text:p>
      <text:p text:style-name="P146">szabályos r</text:p>
      <text:p text:style-name="P146"/>
      <text:p text:style-name="P147">Kölcsey Ferenc <text:tab/><text:tab/>Zrínyi dala </text:p>
      <text:p text:style-name="P147"/>
      <text:p text:style-name="P147">múlt és jelen szembeállítása (kölcsey jelen kora)</text:p>
      <text:p text:style-name="P147">(a himnuszban is megjelenik <text:tab/><text:tab/>utolsó elötti versszak)</text:p>
      <text:p text:style-name="P147">a múlt felértékelése és a jelen leértékelése a múltat jobbnak tekinti </text:p>
      <text:p text:style-name="P147">múltközpontú, múltcentrikus gondolkodás mód </text:p>
      <text:p text:style-name="P147">végleges változat : nemzet halál gondolat / félelem</text:p>
      <text:p text:style-name="P147">herder filozófus írása tanulmány kelet európáról </text:p>
      <text:p text:style-name="P147">a kis népek nem tudnak a nagy népek mellett megmaradni </text:p>
      <text:p text:style-name="P147">emiatt alakult ki a félelem a nemzet halál miatt </text:p>
      <text:p text:style-name="P148"><text:soft-page-break/>sajátos szerkezete ritka szerkezet , párbeszédes </text:p>
      <text:p text:style-name="P148">1. 3. 5. versszakok zrÍnyi képzelt kérdései </text:p>
      <text:p text:style-name="P148">2. 4. 6. versszak kölcsey / lírai alany válaszol</text:p>
      <text:p text:style-name="P148"/>
      <text:p text:style-name="P149">hf vers elemzés 156 olv </text:p>
      <text:p text:style-name="P149"/>
      <text:p text:style-name="P149"/>
      <text:p text:style-name="P149"/>
      <text:p text:style-name="P150">Kölcsey Ferenc prózai művei </text:p>
      <text:p text:style-name="P150"/>
      <text:p text:style-name="P150">prózai = nem vers </text:p>
      <text:p text:style-name="P150"/>
      <text:p text:style-name="P150">1, nyelvújítás, nyelvészet <text:tab/><text:tab/>Felelet a Mondolatra</text:p>
      <text:p text:style-name="P150"/>
      <text:p text:style-name="P150">2, 1832 - 1835/6 országgyűlési követ <text:tab/><text:tab/>a jobbágy felszabadítás oldalán állt </text:p>
      <text:p text:style-name="P150">országyűlési napló, országgyűlési beszédek </text:p>
      <text:p text:style-name="P150"/>
      <text:p text:style-name="P150">3, filozófiai írásai, művelődéstörténetei Nemzeti hagyományok : a magyar nemzeti hagyományokat és hogy mitől voltak sikeresek az ókori népek </text:p>
      <text:p text:style-name="P150"/>
      <text:p text:style-name="P151">4, az egyéni emberi érvényesülés módja : hogyan lehet sikeres mint egyén </text:p>
      <text:p text:style-name="P151">Kölcsey Kálmán unoka öccse neki <text:tab/><text:tab/>hozzá írt könyv a :Parainesis Kölcsey Kálmánhoz</text:p>
      <text:p text:style-name="P151">(intelmek) <text:s/><text:tab/><text:tab/>István király intelmei fiához Imre herceghez </text:p>
      <text:p text:style-name="P151"/>
      <text:p text:style-name="P151"/>
      <text:p text:style-name="P152">elmondja a gyermeknek hoogy az ideje véges már és hogy nem sokan fognak emlékezni már rá hisz nem számított oly nagy embernek de reméli hogy a gyermek örömmel fogja olvasni tanítását és ami gyermekkorában álomnak tűnt az majd valóság lesz és reméli hogy a tanításai megmaradnak neki </text:p>
      <text:p text:style-name="P152"/>
      <text:p text:style-name="P152"/>
      <text:p text:style-name="P153">A magyar színjátszás kezdetei </text:p>
      <text:p text:style-name="P153"/>
      <text:p text:style-name="P153">Drámaírás ––– Szánjátszás</text:p>
      <text:p text:style-name="P153"/>
      <text:p text:style-name="P153">(fordítás vagy magyar szerzőtől magyar darab)</text:p>
      <text:p text:style-name="P153"/>
      <text:p text:style-name="P153">szophokész elektra = Tragédia </text:p>
      <text:p text:style-name="P153">Komédia Balassi Menyhárt árultatásáról</text:p>
      <text:p text:style-name="P154">Balassy Bálint nagyon szabad fordítása egy olasz műnek</text:p>
      <text:p text:style-name="P153">Szép magyar komédia</text:p>
      <text:p text:style-name="P153">Ágis tragédiája</text:p>
      <text:p text:style-name="P154">Csokonai Iskolai színjátszásra írta őket </text:p>
      <text:p text:style-name="P153">A méla tempefői</text:p>
      <text:p text:style-name="P153">Az özvegy Karnyóné</text:p>
      <text:p text:style-name="P153"/>
      <text:p text:style-name="P153"/>
      <text:p text:style-name="P153"/>
      <text:p text:style-name="P153"/>
      <text:p text:style-name="P153"/>
      <text:p text:style-name="P154"><text:soft-page-break/>Színjátszás európai törtőnete 16. - 17. század Anglia Shakespeare Globe</text:p>
      <text:p text:style-name="P154"><text:tab/><text:tab/><text:tab/><text:tab/>Francia o. Molière, állandó színház 17. század </text:p>
      <text:p text:style-name="P154"/>
      <text:p text:style-name="P154"/>
      <text:p text:style-name="P154"><text:tab/>a magyar színjátszs története </text:p>
      <text:p text:style-name="P154"/>
      <text:p text:style-name="P155">18. század végéig lényegében csak iskolai színjátszás létezik, templomi színjátszás</text:p>
      <text:p text:style-name="P155"><text:tab/><text:tab/><text:tab/><text:tab/><text:tab/>vásári vándorszínészek (bohózat)</text:p>
      <text:p text:style-name="P155">19. század végétől kezdeményezések (hf jegyzetelni)1837 ig</text:p>
      <text:p text:style-name="P155"/>
      <text:p text:style-name="P155"/>
      <text:p text:style-name="P156">KatonaJózsef írói pályája, a Bánk bán megírása</text:p>
      <text:p text:style-name="P156"/>
      <text:p text:style-name="P157">Katona József ismeri a pesten működő kolozsvári színházat és jár oda (1810 es évek)</text:p>
      <text:p text:style-name="P157">pesti egyetemi hallgató <text:tab/>tetszik neki és játszani szeretne<text:tab/>statiszta segéd színész lesz <text:tab/>majd németből fordít színműveket <text:tab/><text:tab/>bele szeret egy színész nőbe <text:tab/><text:tab/>egyre több dologgal <text:s/>is megmerik már bízni pl rendezés <text:tab/><text:tab/>saját darabot is elkezd írni amit előad a társulat <text:tab/> előadják a darabokat<text:tab/> <text:tab/>bérelt helyszínek mert nincs fix színház<text:tab/><text:tab/>kolozsvár ekkoriban fontosabb mint pest vissza mennek oda <text:tab/><text:tab/>elösször pest helyett mivel ott van a kultúra és ott van sok magyar nem pesten <text:tab/><text:tab/>oda terveznek színházat építeni állandót <text:tab/><text:tab/>megnyitására dráma író pályázatot hirdetnek 1815 ben az Erdélyi Múzeum újságban jelent meg <text:tab/><text:tab/> <text:span text:style-name="T27">erre a pályázatra írta meg <text:tab/><text:tab/>nem nyert <text:tab/>semmit sem nyert se külön díj se semmit <text:tab/><text:tab/>ezután neki látott átírni a kudarc hatására <text:tab/><text:tab/>elkészül a második változat 1818 <text:tab/><text:tab/>nem pályázatra hanem a kudarc miatt <text:tab/>1810 es években vannak kis színházak <text:tab/>ezeknek küldi el a művét ha tetszik adják elő <text:tab/><text:tab/>a székesfehérvári színház hajlandó előadni ha a cenzúra elfogadja <text:tab/><text:tab/>cenzúra a színpadi előadást megtiltja de könyvként megjelenhet a műve <text:tab/><text:tab/></text:span><text:span text:style-name="T28">1820 után feladta íroi pályáját semmilyen művet sem írt már <text:tab/><text:tab/>halála után 1833 ban a kassai színház előadja a Bánk bán t nem akkora a sikere <text:tab/><text:tab/>de 1848 márc 15. én a pesti magyar színház este kérésre a Bánk bánt adja elő és ez hozzájárult a sikeréhez és onnantól ez a nagy nemzeti dráma </text:span></text:p>
      <text:p text:style-name="P158">1861 ben erkel ferenc elkészíti a bénk bán opera változatát</text:p>
      <text:p text:style-name="P158"/>
      <text:p text:style-name="P158"/>
      <text:p text:style-name="P158"/>
      <text:p text:style-name="P159">a bánk bán története <text:s/>és drámai szituáció </text:p>
      <text:p text:style-name="P159"/>
      <text:p text:style-name="P159">a bánk bán valós megtörtént eseményen alapszik </text:p>
      <text:p text:style-name="P159">több középkori krónikájában olvasható mint pl a képes krónikában is szerepel a történet </text:p>
      <text:p text:style-name="P159">1213 (2.andrás) <text:tab/>merénylők megölték a király feleségét Gertrudis királynőt </text:p>
      <text:p text:style-name="P160">több gyanusított is volt de volt egy bán aki t gyanusítottak és tényleg ő volt a merénylők vezetője ezért kivégezték<text:tab/><text:tab/>a krónikából nem tudjuk meg a gyilkosság pontos okát (hatalmi csládi vagy magán ügy jellegű ellentét nem tudni) <text:tab/><text:tab/>gertrudis merániából a német római birodalom eggyik tartományából való volt <text:tab/><text:tab/><text:span text:style-name="T29">a dráma a nemzeti ellentétre alapul <text:tab/><text:tab/><text:tab/> <text:s text:c="10"/>a valós történelmi alapja mellett a bánkbán többi része fiktív katona józsef kitalálása <text:tab/><text:tab/>2. andrás azért nem volt itt mert gallíciával hadakozott <text:tab/><text:tab/></text:span></text:p>
      <text:p text:style-name="P162">a drámai szituáció olyan ellentétekkel feszültségekkel teli helyzet amelyből konfliktus lehe magában rejti a konfliktus lehetőségét </text:p>
      <text:p text:style-name="P160"/>
      <text:p text:style-name="P161">előversengés (elő szó) <text:tab/>szakasz = felvonás(eső kettő) ebben derül ki az alap szituáció </text:p>
      <text:p text:style-name="P161"/>
      <text:p text:style-name="P159"><text:soft-page-break/></text:p>
      <text:p text:style-name="P159">®</text:p>
      <text:p text:style-name="P163">A Bánk bán</text:p>
      <text:p text:style-name="P163">előversengés (előszó prológus)</text:p>
      <text:p text:style-name="P163">ottó biberach gertrudis mindhárman németek (merániaiak)</text:p>
      <text:p text:style-name="P163"/>
      <text:p text:style-name="P163">ottó elakarja csábítani melindát </text:p>
      <text:p text:style-name="P164">a nővére nem támogatja de nem is tiltja meg a drámában végig kulcskérdés hogy segít e testvérének melinda elcsábításában </text:p>
      <text:p text:style-name="P164"/>
      <text:p text:style-name="P164">első szakasz</text:p>
      <text:p text:style-name="P164">első jelenet michael és simon bánk </text:p>
      <text:p text:style-name="P164">spanyolországból magyarországra menekült család a michael a simon és a melinda </text:p>
      <text:p text:style-name="P164"/>
      <text:p text:style-name="P165">petur bán (elégedetlenkedők , lázadok vezetője)</text:p>
      <text:p text:style-name="P165">a pazarlással elégedetlenek sokalják a mulatozást</text:p>
      <text:p text:style-name="P165"/>
      <text:p text:style-name="P165">a királyné a megüresedő pozíciókat , fontos pozíciókba németeket neveztet ki ezt is sérelmezik </text:p>
      <text:p text:style-name="P165">valahogyan eléri ezt és nem jellemző ez a középkorra viszont a katona józsef korára jellemző </text:p>
      <text:p text:style-name="P165">bánk bán haza hívása </text:p>
      <text:p text:style-name="P165"/>
      <text:p text:style-name="P166">bánk bán titokban érkezik vissza a várba </text:p>
      <text:p text:style-name="P166">elösször peturral találkozik <text:tab/>elégtelenkedők tanácsa <text:tab/>melinda a jelszó megdöbbenti bánk bánt </text:p>
      <text:p text:style-name="P166">lovagterembe </text:p>
      <text:p text:style-name="P166">biberach véletlen hallja a jelszót és elmegy a gyűlésre</text:p>
      <text:p text:style-name="P166"/>
      <text:p text:style-name="P167">Bánk bán cselekménye első – második szakasz </text:p>
      <text:p text:style-name="P167"/>
      <text:p text:style-name="P168">új szereplő Tiborcz nevő jobbágy </text:p>
      <text:p text:style-name="P168">a jelenléte néha fontos bánk bán jobbágya </text:p>
      <text:p text:style-name="P168"/>
      <text:p text:style-name="P168">a bánk bán lekötelezetje a tiborcznak mikor fiatalok voltak katonája volt bánkbán nak és megmentette a bánk bán életét az ura életét lopni megy a várba mert annyira szegényesen élnek már hogy lopásra kényszerül </text:p>
      <text:p text:style-name="P168">bénk elösször fel sem ismeri és tőle tudja meg a bán a tényleges jobbágyok nyomorúságát a valós nyomorúságukat </text:p>
      <text:p text:style-name="P168">később is lesz szerepe (bank bán országjáró körútról jön vissza)<text:tab/><text:tab/><text:tab/>bánk és tiborz azt a következtetést vonja le hogya nyomorúságuknak az oka a királynő rossz kormányzása <text:tab/><text:tab/><text:tab/> bekerül a dráma cselekményébe a társadalmi probléma az ország nyomorúsága <text:tab/><text:tab/><text:tab/> </text:p>
      <text:p text:style-name="P168"/>
      <text:p text:style-name="P168">biberach ötlete<text:tab/>ő tud segíteni ottónak <text:tab/>mivel azt érzi hogy nem fogja tudni elcsábítani egyetlen este alatt melindát <text:tab/><text:tab/>biberach tud segíteni tudat befolyásoló szerrel <text:tab/><text:tab/>és <text:s/>úgy gondolja hogy senki sem veszi <text:s/>majd észre <text:tab/><text:tab/>de ad neki altatót hogy a királynő ne vegye észre <text:tab/></text:p>
      <text:p text:style-name="P168"><text:tab/><text:tab/>mert csak ő szólhatna rá <text:tab/><text:tab/>(csak pornak nevezik)<text:tab/><text:tab/></text:p>
      <text:p text:style-name="P168"/>
      <text:p text:style-name="P169">ottó megkapja a porkat arra az esetre ha nem tudná elérni a célját <text:tab/><text:tab/><text:tab/></text:p>
      <text:p text:style-name="P169"/>
      <text:p text:style-name="P169">a következő jelenetben új szereplő izidóra szintén merániai <text:tab/><text:tab/>azza lteszi érdekesebbé a történetet hogy szintén szerelmes az ottóba de ottó ezzel nem él vissza de nem is foglalkozik vele és az <text:soft-page-break/>is belejátszik hogyaz ottó számára rangján felüli <text:tab/><text:tab/><text:tab/>sok jel utal arra hogy nem csak megrakná hanem érzelmileg is vonzódik melindához <text:tab/><text:tab/><text:tab/>ottó és melinda első találkozása a királyi lovagterembe de minden itt játszódik kivéve a második szakaszban <text:tab/><text:tab/><text:tab/>melinda a lehető leg egyértelműbben elutasítja ottó udvarlását </text:p>
      <text:p text:style-name="P170">Melinda : aki térdel az vagy imádkozik vagy hazudik </text:p>
      <text:p text:style-name="P170">ezek után elhatározza hogy alkalmazza a porokat <text:tab/><text:tab/>így érünk el oda hogy jön a bál elötte még egy jelenet itt megy el bánk bán petúr házába </text:p>
      <text:p text:style-name="P170"/>
      <text:p text:style-name="P170"/>
      <text:p text:style-name="P170"/>
      <text:p text:style-name="P171">2. szakasz</text:p>
      <text:p text:style-name="P171"/>
      <text:p text:style-name="P171">egyszerübb mint az első <text:tab/>végig petúr bán házában játszódik <text:tab/><text:tab/>petúr van jelen és az úgynevezett békétlenek <text:tab/><text:tab/>így nevezik a királynő irányításával nem eggyet értő magyar lázadók táborát <text:tab/>Melinda báttyai is ott vannak <text:tab/>nem mindenki ért eggyet a azzal amit petúr képvisel <text:tab/>bármi áron véget vetne az uralkodásnak <text:tab/><text:tab/>bánk bán itt van és petúr felkéri őt a lázadók vezetésére hosszú dialógus képezi a legnagyobb részét <text:tab/><text:tab/>petúr és bánk <text:tab/><text:tab/>ebből vita lesz és bánk azt akarja hogy szűnjenek meg mert ez fenségárulás <text:tab/><text:span text:style-name="T30">bánk egyáltalán nem akar velük eggyütműködni sőt le akarja tartóztatni petúrt <text:tab/><text:tab/>az őrök a ház körül beengedik biberach ot aki nagyon mást képviselik és gondolkodnak ki az áruló <text:tab/><text:tab/>de ő csak meghallota a jelszót haszonleső és ravasz figura <text:s/>és nincs megijedve mert majdnem rá rontanak sőt gúnyos a hangneme<text:tab/><text:tab/>itt elmondja hogy ottó udvarol / udvarolhat mert őt senki sem állítja meg <text:tab/><text:tab/><text:tab/></text:span></text:p>
      <text:p text:style-name="P172">ennek hatására kéri a lázadókat hogy maradjanak együtt ezáltal jelzi hogy hajlandó ceggyütt működni velük </text:p>
      <text:p text:style-name="P172"/>
      <text:p text:style-name="P172">3. szakasz bál utáni jelenet</text:p>
      <text:p text:style-name="P172"/>
      <text:p text:style-name="P173">mire bánk visszaért véget ért a bál és megtörtént ottó akarata <text:tab/><text:tab/>vitáznak </text:p>
      <text:p text:style-name="P173"/>
      <text:p text:style-name="P174">bánk bán 3.és negyedik szakasza </text:p>
      <text:p text:style-name="P174"/>
      <text:p text:style-name="P174">bánk – tiborc jelenet</text:p>
      <text:p text:style-name="P175">tiborc monológja az ország helyzetének jellemzése</text:p>
      <text:p text:style-name="P175">szolga had== hűbéresek </text:p>
      <text:p text:style-name="P175">pazarolnak az emberek az udvar </text:p>
      <text:p text:style-name="P175">emellé nemzeti szembenállás</text:p>
      <text:p text:style-name="P175">már hitel kell hogy ihassanak </text:p>
      <text:p text:style-name="P175">az iagzság szolgáltatás alapvető igazságtalansága mikor a bíró nagyobb bűnös mint maga a vádlott </text:p>
      <text:p text:style-name="P175"/>
      <text:p text:style-name="P176">ebből bénk pontosan tudja az ország helyzetét <text:tab/>ebből kifolyólag a királynőt és a merániaiakat hibáztatja </text:p>
      <text:p text:style-name="P176"/>
      <text:p text:style-name="P176">ottó biberach </text:p>
      <text:p text:style-name="P176">ottó megtudja hogy bánk bán a várban van és ottó megijed tettének következményeiről (fél)</text:p>
      <text:p text:style-name="P176">bánk bosszújától is<text:tab/>de a nővérétől jobban fél hogy nem engedi el <text:tab/><text:tab/>biberach segítségét kéri de biberach nem segít (mivel a bánknak segítene nagyobb pénz reményében) <text:tab/>mivel biberah nem segít ottó megöli őt </text:p>
      <text:p text:style-name="P176"/>
      <text:p text:style-name="P176"/>
      <text:p text:style-name="P176"><text:soft-page-break/>4. szakasz cselekménye</text:p>
      <text:p text:style-name="P176"/>
      <text:p text:style-name="P176">izidóra nem mellékes szerep <text:tab/><text:tab/>királynő udvarhölgye <text:tab/><text:tab/><text:span text:style-name="T31">szerelmes otttóbe de ottó nem visznozza <text:tab/>ezért elárul mindent gertrúdisznak mivel mindig jókor volt a jó helyen <text:tab/>elmondja hogy a bánkbán a várban van és hogy ottó és melinda közt megtörtént az amit az ottó akart gertrúdisz dühös </text:span></text:p>
      <text:p text:style-name="P176"><text:tab/><text:span text:style-name="T31">megpróbálja elsimítani az ügyet ezt a bölcs döntést hozza <text:tab/><text:tab/>beszélni akar minden résztvevővel hívatja is őket <text:tab/><text:tab/><text:tab/>gertrúdisz és melinda jelenete <text:tab/><text:tab/>melinda mintha beleőrült volna ebbe <text:tab/><text:tab/> a beszélgetés másképp alakul elviteti melindát mivel azt hiszi őrült és ezalatt ott állnak a testvérei az ajtóban és nézik hova viszik a testvéreit és innen elindul egy látszatos folyamat</text:span></text:p>
      <text:p text:style-name="P176"/>
      <text:p text:style-name="P176"/>
      <text:p text:style-name="P177">bánk bán 4.-5. szakasz </text:p>
      <text:p text:style-name="P177">gertrudis – melinda </text:p>
      <text:p text:style-name="P177"/>
      <text:p text:style-name="P177">melinda szemére vetni gertrúdisznak hogy kiszolgátatta őt az öccsének ottónak <text:tab/><text:tab/>hogy direkt rendezte volna így <text:tab/><text:tab/>ebből vitaa mert nem így van <text:tab/><text:tab/>sokkal többel is elkezdni vádaolni hogy saját céljára fogalmaztatott törvényeket stb <text:tab/><text:tab/>emiatt örültnek titulálja és ezért elviteti <text:tab/><text:tab/>ezt követi a Mikhál bán és gertrudis jelenete (gertrudis <text:span text:style-name="T32">valamije)<text:tab/><text:tab/>azért megy hogy jó szándékkal figyelmeztesse a királynét hogy változtasson a magatartásán mert már lázadáss szerveződik ellene <text:tab/><text:tab/>akkor simont csukatná le mikhael testvérét <text:tab/>mivel mikhael nem mondaná el a lázadók nevét még börtön fenyegetésre sem <text:tab/><text:tab/>bánk erről tudomást szerez mert épp ott van <text:tab/><text:tab/>bánk és gertrudis jellenete jön <text:tab/><text:tab/>elötte látta hogy a feleségét is kikisérik <text:tab/>erre magyarézatot kér <text:tab/><text:tab/>látja hogy nincs jól és rábízza régi jobbágyára hogy vigye vissza a birtokukra <text:tab/><text:tab/>bánk tiborczra bízza és a vidéki birtokukra küldi <text:tab/><text:tab/>sokkal emberibb lépés <text:tab/><text:tab/></text:span></text:p>
      <text:p text:style-name="P177"/>
      <text:p text:style-name="P178">ezt végig kell olvasni elhangzanak tiborcz vádai petúr bán szavai is melinda szavait is elmondja úgy hogy ezeket összegezi és úgy tálalja<text:tab/><text:tab/> hogy saját rokonainak kedvez háttérbe téve a magyarokat és az adókkal tönkretette a népet <text:s/>túl adóztatta őket <text:tab/><text:tab/><text:span text:style-name="T33">a személyes sérelmét nem említi mert nem ezért ment oda hanem az ország érdekében megy oda <text:tab/><text:tab/>félig meddig önvédelemből öli meg bánk gertrúdist mivel feldühödik hogy a népét szidja és kést ránt és ezért önvédelemből (félig felindulásból megöli) <text:tab/><text:tab/>ottó és petúr és az őrök is berohannak mindenki (lázadók is)<text:tab/>bánk ezalattgyorsan elmenekült ezelött <text:tab/>és új szereplő is de azelő örs (szolón mester) a királyi testőrség parancsnoka is ott van <text:tab/>bánk nincs már ott <text:tab/><text:tab/>és szolón már letartóztatná petúrt <text:tab/>eközben gertrúdis meglátta testvérét <text:tab/><text:tab/>annyitt mond hogy ottó a gyilkosom<text:tab/><text:tab/>mivel tudta hogy a tőrdöfést azért kapta ezt úgy értelmezik hogy ő a gyilkos pedig csak jelképesen az mert bánk bán az <text:tab/><text:tab/>ottó is petúr is a gyanusított és elmenekülnek <text:tab/></text:span></text:p>
      <text:p text:style-name="P178"/>
      <text:p text:style-name="P179">elindul 1 nyomozás 5. szakasz holnap </text:p>
      <text:p text:style-name="P179"/>
      <text:p text:style-name="P180">bánk bán 5. szakasz </text:p>
      <text:p text:style-name="P180">az uralkodó értesült az otthoni dolgokról és haza térőben van már de még nem ért haza </text:p>
      <text:p text:style-name="P180">ez az amiben az uraldó már vissza tér és szereplő a király , II. András</text:p>
      <text:p text:style-name="P180"/>
      <text:p text:style-name="P180">keresik a gyilkost ezen a szálon megy tovább de valamennyi idő már eltelt <text:tab/><text:tab/>keresik a gyilkost folyamatosan <text:tab/>de közben történnek dolgok de még ugyanaz a cselekmény <text:tab/>kereste a tettest aki szerinte petúr bán és solom vissza tér hogy elfogta és itt a véreskard hogy megölte <text:tab/><text:tab/>solom a testőrség parancsnoka <text:tab/><text:span text:style-name="T34">jelenti hogy megölte petúrt a királynő gyilkosát a királynak </text:span></text:p>
      <text:p text:style-name="P181"><text:soft-page-break/>ebbe bele is nyugodnának de nem tudják mi van ottóval hogy mi lehet vele <text:tab/><text:tab/>simonn megjelenik <text:tab/><text:tab/>őt kerestette a királyné <text:tab/><text:tab/>simon letartóztatásáról nem tudtunk de megtörtént és amit látott azt elmondja a királynak <text:tab/><text:tab/>és kijelenti hogy nem petúr a tettes sőt bizonyítani is tudja hisz petúr a gyilkosság idűpontjában nem volt jelen <text:tab/><text:tab/>elmondja ottó sorsát is <text:tab/>az ottó tényleg menekült a lázadók ellen de nem tudták elfogni és bemenekült egy házba <text:tab/><text:tab/>ott volt elrejtve nővére éltal elrejtett pénz <text:tab/>ezt akarta elvinni <text:tab/>a pénzt örző polgár / polgár társai <text:tab/><text:tab/>megsebesítik és ebbe bele halt <text:tab/>és azt állítja hogy ottó volt a gyilkosa <text:tab/>simonszerint nem petúr aki már nem él <text:tab/><text:tab/>simon szerint ottó volt aki szintén már nem él és ekkor tér vissza petúr a várba megy és beakarna számolni a királynak még a gyilkosságról is <text:tab/><text:tab/>neki ez kötelessége megjelenni mikor visszatér a király ezért nem néznek rá gyilkosként <text:tab/>de ezután bevallja és vissza nyújtja a királynak <text:s/>és ez az arany sáv még véres <text:tab/>bánk bevallja hogy önként ölte meg a gertrúdist <text:tab/><text:tab/><text:span text:style-name="T35">felsorolja a vádakat a királyné ellen <text:tab/><text:tab/>a király belátja hogy a vádak jogosak de nem fogadja el hogy a jogos vádak alapján megölte a feleségét <text:tab/><text:tab/>de nem csak hatalmilag hanem személyesen sem tudja elfogadni mint férj ezért párbajra hívja ki <text:tab/>ez már túlzás hisz a történelembe ilyen nincs<text:tab/><text:tab/>az állam elleni bűncselekményt megbocsájtja de elégtételt szeretne ezért személyes párbajra hívja ki <text:tab/>ő nemet mond erre de ha királynevében harcol valaki akkor azzal megvív solom <text:tab/><text:tab/>visszatér tiborc hozza a melindát <text:tab/>ottó felbérelt rablókat hogy pusztítsák el otthonát ebbe halt bele melinda ezt fair playnek tartja az uralkodó és ezért nem lesz párbaly </text:span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2">főszereplők között áll fenn vagy pedig benső konfliktus </text:p>
      <text:p text:style-name="P182">pl oidipusz </text:p>
      <text:p text:style-name="P182"/>
      <text:p text:style-name="P182"/>
      <text:p text:style-name="P182"/>
      <text:p text:style-name="P182">mellék konfliktus</text:p>
      <text:p text:style-name="P182">ellentét</text:p>
      <text:p text:style-name="P182">bármely része a cselekménynek </text:p>
      <text:p text:style-name="P182">főszereplő – mellékszereplő</text:p>
      <text:p text:style-name="P182"/>
      <text:p text:style-name="P182"/>
      <text:p text:style-name="P182">hf ki kell választanom 1 mellék konfliktus bemutatása írásban </text:p>
      <text:p text:style-name="P182"/>
      <text:p text:style-name="P183">a bánk bán fő konfliktusa tk 156.oldal</text:p>
      <text:p text:style-name="P183">mellék konfliktus </text:p>
      <text:p text:style-name="P183">konfliktus </text:p>
      <text:p text:style-name="P183">konfliktus rendszer </text:p>
      <text:p text:style-name="P183"/>
      <text:p text:style-name="P183">bánk és gertrúdisz közötti közéleti konfliktus (politikai)</text:p>
      <text:p text:style-name="P183">tartalma jobbágyok rossz sorsa merániaiak és gertrúdisz sok pénzt ad <text:s/>nekik (grtrúdisz rossz kormányzása)<text:tab/><text:tab/><text:span text:style-name="T36">történeli hitelessége kérdéses <text:tab/></text:span></text:p>
      <text:p text:style-name="P183"/>
      <text:p text:style-name="P184"/>
      <text:p text:style-name="P184"><text:soft-page-break/>bánk gertrúdisz magánéleti ellentét<text:tab/><text:tab/>melinda kiszolgáltatása ottónak <text:tab/>bánk ezt így látja de gertrúdisz nem tényleg csinálta félig meddig szerepetjátszik benne azzal hogy oda hívta de nem szolgáltatta ki direkt <text:tab/><text:tab/>ez bánk eltúzott véleménye a végső kétségbeesésben </text:p>
      <text:p text:style-name="P184"/>
      <text:p text:style-name="P184">bánk benső konfliktusa <text:tab/><text:tab/>gertrúdisz elleni fellépése bármilyen tette az a király iránti hűtlenség is lehet <text:s/><text:tab/><text:tab/><text:span text:style-name="T37">emiatt is őrlődik és gondolkodik mit tehetne hogy ne legyen árulás de tehessen valamit a királynő ellen <text:tab/><text:tab/>bánk nem tudja megoldani ezt a konfliktust és csak az indulat viszi bele </text:span></text:p>
      <text:p text:style-name="P184"/>
      <text:p text:style-name="P185">ez a konfliktus rendszer <text:tab/><text:tab/>mű vég lecsengése az hogy a konfliktusokat az uralkodó megbocsátása oldja fel </text:p>
      <text:p text:style-name="P185"/>
      <text:p text:style-name="P185"/>
      <text:p text:style-name="P185"/>
      <text:p text:style-name="P186">ROMANTIKA </text:p>
      <text:p text:style-name="P186"/>
      <text:p text:style-name="P186">Európai irodalma </text:p>
      <text:p text:style-name="P186"/>
      <text:p text:style-name="P186">A stílus jellemzői :</text:p>
      <text:p text:style-name="P186"><text:tab/>német klasszika kulltuszát veszi át</text:p>
      <text:p text:style-name="P186"><text:tab/><text:span text:style-name="T38">egyediség </text:span></text:p>
      <text:p text:style-name="P186"><text:tab/><text:span text:style-name="T38">művészi szabadság </text:span></text:p>
      <text:p text:style-name="P186"><text:tab/><text:span text:style-name="T38">szakít a klasszicista tökéletességre való alapozással </text:span></text:p>
      <text:p text:style-name="P186"><text:tab/><text:span text:style-name="T38">szabélytalanság töredékesség </text:span></text:p>
      <text:p text:style-name="P186"><text:tab/><text:span text:style-name="T39">tehetségge van zseni kultusz</text:span></text:p>
      <text:p text:style-name="P186"><text:tab/><text:span text:style-name="T38">művészetiágak keverése </text:span></text:p>
      <text:p text:style-name="P186"><text:tab/><text:span text:style-name="T38">érzelmek kultusza </text:span></text:p>
      <text:p text:style-name="P186"><text:tab/><text:span text:style-name="T38">szélsőséges érzelmi megnyilvánulások</text:span></text:p>
      <text:p text:style-name="P186"><text:tab/><text:span text:style-name="T38">elvágyódás valóságból való kiábrándulás </text:span></text:p>
      <text:p text:style-name="P186"><text:tab/><text:span text:style-name="T38">nemzeti sajátosságok (nagyfokú eltérés)</text:span></text:p>
      <text:p text:style-name="P186"><text:tab/></text:p>
      <text:p text:style-name="P186"/>
      <text:p text:style-name="P188">A romantika </text:p>
      <text:p text:style-name="P188"/>
      <text:p text:style-name="P188">Stílus jellemzők <text:tab/><text:tab/>roman (francia)= regény </text:p>
      <text:p text:style-name="P188">műfaj <text:tab/><text:tab/><text:tab/>hagyományos és prózai </text:p>
      <text:p text:style-name="P188">kötelező az elemi (iskola)<text:tab/><text:tab/>olvasni tudnak <text:tab/>olvasói igény</text:p>
      <text:p text:style-name="P188"/>
      <text:p text:style-name="P188">verses regény </text:p>
      <text:p text:style-name="P188">művek közötti átmenetek </text:p>
      <text:p text:style-name="P188">vers <text:tab/><text:tab/>líra</text:p>
      <text:p text:style-name="P188">regény <text:tab/>epikus </text:p>
      <text:p text:style-name="P188">átmeneti műfaj </text:p>
      <text:p text:style-name="P188"/>
      <text:p text:style-name="P188">2 témaváltás <text:tab/><text:tab/><text:tab/>új témák <text:tab/>nemzeti történetek </text:p>
      <text:p text:style-name="P188">hunyadi mátyásról </text:p>
      <text:p text:style-name="P188">az egri vár ostroma </text:p>
      <text:p text:style-name="P188">népköltészet meséi balladái azok mintájára írnak <text:tab/></text:p>
      <text:p text:style-name="P189">szabad képzelet által kitalált esemény </text:p>
      <text:p text:style-name="P189"><text:soft-page-break/></text:p>
      <text:p text:style-name="P189"/>
      <text:p text:style-name="P189">3. utánzás</text:p>
      <text:p text:style-name="P189"/>
      <text:p text:style-name="P189">mindennél értékesebb és fontosabb az eredetiség és az újszerűség </text:p>
      <text:p text:style-name="P189"/>
      <text:p text:style-name="P189"/>
      <text:p text:style-name="P1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2:44:37.245680928</meta:creation-date>
    <dc:date>2023-02-20T17:32:58.556962420</dc:date>
    <meta:editing-duration>PT10H53M56S</meta:editing-duration>
    <meta:editing-cycles>68</meta:editing-cycles>
    <meta:generator>LibreOffice/7.0.4.2$Linux_AARCH64 LibreOffice_project/00$Build-2</meta:generator>
    <meta:document-statistic meta:table-count="0" meta:image-count="0" meta:object-count="0" meta:page-count="27" meta:paragraph-count="731" meta:word-count="6023" meta:character-count="41658" meta:non-whitespace-character-count="35096"/>
  </office:meta>
</office:document-meta>
</file>